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7.45pt"/>
    </style:style>
    <style:style style:name="co8" style:family="table-column">
      <style:table-column-properties fo:break-before="auto" style:column-width="119.91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118.35pt"/>
    </style:style>
    <style:style style:name="co13" style:family="table-column">
      <style:table-column-properties fo:break-before="auto" style:column-width="115.9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map style:condition="cell-content()&gt;=[$correlations.$B$47]" style:apply-style-name="Untitled1" style:base-cell-address="correlations.B25"/>
    </style:style>
    <style:style style:name="ce2" style:family="table-cell" style:parent-style-name="Default" style:data-style-name="N11">
      <style:table-cell-properties fo:background-color="#ffff00"/>
      <style:text-properties fo:color="#0000ff"/>
    </style:style>
  </office:automatic-styles>
  <office:body>
    <office:spreadsheet>
      <table:calculation-settings table:automatic-find-labels="false"/>
      <table:table table:name="corre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eferral_payments</text:p>
          </table:table-cell>
          <table:table-cell office:value-type="string" calcext:value-type="string">
            <text:p>total_payments</text:p>
          </table:table-cell>
          <table:table-cell office:value-type="string" calcext:value-type="string">
            <text:p>loan_advances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restricted_stock_deferred</text:p>
          </table:table-cell>
          <table:table-cell office:value-type="string" calcext:value-type="string">
            <text:p>deferred_income</text:p>
          </table:table-cell>
          <table:table-cell office:value-type="string" calcext:value-type="string">
            <text:p>total_stock_value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exercised_stock_op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ng_term_incentive</text:p>
          </table:table-cell>
          <table:table-cell office:value-type="string" calcext:value-type="string">
            <text:p>restricted_stock</text:p>
          </table:table-cell>
          <table:table-cell office:value-type="string" calcext:value-type="string">
            <text:p>director_fees</text:p>
          </table:table-cell>
          <table:table-cell office:value-type="string" calcext:value-type="string">
            <text:p>to_messages</text:p>
          </table:table-cell>
          <table:table-cell office:value-type="string" calcext:value-type="string">
            <text:p>from_poi_to_this_person</text:p>
          </table:table-cell>
          <table:table-cell office:value-type="string" calcext:value-type="string">
            <text:p>from_messages</text:p>
          </table:table-cell>
          <table:table-cell office:value-type="string" calcext:value-type="string">
            <text:p>from_this_person_to_poi</text:p>
          </table:table-cell>
          <table:table-cell office:value-type="string" calcext:value-type="string">
            <text:p>shared_receipt_with_poi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 office:value-type="float" office:value="0.359381303662" calcext:value-type="float">
            <text:p>0.3593813037</text:p>
          </table:table-cell>
          <table:table-cell office:value-type="float" office:value="0.649637633909" calcext:value-type="float">
            <text:p>0.6496376339</text:p>
          </table:table-cell>
          <table:table-cell office:value-type="float" office:value="0.17469527847" calcext:value-type="float">
            <text:p>0.1746952785</text:p>
          </table:table-cell>
          <table:table-cell office:value-type="float" office:value="0.559795188205" calcext:value-type="float">
            <text:p>0.5597951882</text:p>
          </table:table-cell>
          <table:table-cell office:value-type="float" office:value="0.432386551435" calcext:value-type="float">
            <text:p>0.4323865514</text:p>
          </table:table-cell>
          <table:table-cell office:value-type="float" office:value="1" calcext:value-type="float">
            <text:p>1</text:p>
          </table:table-cell>
          <table:table-cell office:value-type="float" office:value="-0.0432032823267" calcext:value-type="float">
            <text:p>-0.0432032823</text:p>
          </table:table-cell>
          <table:table-cell office:value-type="float" office:value="-0.331748986518" calcext:value-type="float">
            <text:p>-0.3317489865</text:p>
          </table:table-cell>
          <table:table-cell office:value-type="float" office:value="0.461614735468" calcext:value-type="float">
            <text:p>0.4616147355</text:p>
          </table:table-cell>
          <table:table-cell office:value-type="float" office:value="0.246102762424" calcext:value-type="float">
            <text:p>0.2461027624</text:p>
          </table:table-cell>
          <table:table-cell office:value-type="float" office:value="0.416767999095" calcext:value-type="float">
            <text:p>0.4167679991</text:p>
          </table:table-cell>
          <table:table-cell office:value-type="float" office:value="0.383661089718" calcext:value-type="float">
            <text:p>0.3836610897</text:p>
          </table:table-cell>
          <table:table-cell office:value-type="float" office:value="0.497975814653" calcext:value-type="float">
            <text:p>0.4979758147</text:p>
          </table:table-cell>
          <table:table-cell office:value-type="float" office:value="0.423973732836" calcext:value-type="float">
            <text:p>0.4239737328</text:p>
          </table:table-cell>
          <table:table-cell office:value-type="float" office:value="-0.176013434339" calcext:value-type="float">
            <text:p>-0.1760134343</text:p>
          </table:table-cell>
          <table:table-cell office:value-type="float" office:value="0.520081104133" calcext:value-type="float">
            <text:p>0.5200811041</text:p>
          </table:table-cell>
          <table:table-cell office:value-type="float" office:value="0.641137079753" calcext:value-type="float">
            <text:p>0.6411370798</text:p>
          </table:table-cell>
          <table:table-cell office:value-type="float" office:value="0.174600947829" calcext:value-type="float">
            <text:p>0.1746009478</text:p>
          </table:table-cell>
          <table:table-cell office:value-type="float" office:value="0.448719481678" calcext:value-type="float">
            <text:p>0.4487194817</text:p>
          </table:table-cell>
          <table:table-cell office:value-type="float" office:value="0.665150870095" calcext:value-type="float">
            <text:p>0.6651508701</text:p>
          </table:table-cell>
        </table:table-row>
        <table:table-row table:style-name="ro1">
          <table:table-cell office:value-type="string" calcext:value-type="string">
            <text:p>deferral_payments</text:p>
          </table:table-cell>
          <table:table-cell office:value-type="float" office:value="-0.0390672626834" calcext:value-type="float">
            <text:p>-0.0390672627</text:p>
          </table:table-cell>
          <table:table-cell office:value-type="float" office:value="0.243606393803" calcext:value-type="float">
            <text:p>0.2436063938</text:p>
          </table:table-cell>
          <table:table-cell office:value-type="float" office:value="1" calcext:value-type="float">
            <text:p>1</text:p>
          </table:table-cell>
          <table:table-cell office:value-type="float" office:value="0.141531112245" calcext:value-type="float">
            <text:p>0.1415311122</text:p>
          </table:table-cell>
          <table:table-cell office:value-type="float" office:value="0.0146820681443" calcext:value-type="float">
            <text:p>0.0146820681</text:p>
          </table:table-cell>
          <table:table-cell office:value-type="float" office:value="0.17469527847" calcext:value-type="float">
            <text:p>0.1746952785</text:p>
          </table:table-cell>
          <table:table-cell office:value-type="float" office:value="-0.0303867520065" calcext:value-type="float">
            <text:p>-0.030386752</text:p>
          </table:table-cell>
          <table:table-cell office:value-type="float" office:value="-0.543416235181" calcext:value-type="float">
            <text:p>-0.5434162352</text:p>
          </table:table-cell>
          <table:table-cell office:value-type="float" office:value="0.119081553954" calcext:value-type="float">
            <text:p>0.119081554</text:p>
          </table:table-cell>
          <table:table-cell office:value-type="float" office:value="-0.0201350528929" calcext:value-type="float">
            <text:p>-0.0201350529</text:p>
          </table:table-cell>
          <table:table-cell office:value-type="float" office:value="0.117976186784" calcext:value-type="float">
            <text:p>0.1179761868</text:p>
          </table:table-cell>
          <table:table-cell office:value-type="float" office:value="0.369037666621" calcext:value-type="float">
            <text:p>0.3690376666</text:p>
          </table:table-cell>
          <table:table-cell office:value-type="float" office:value="0.119951504873" calcext:value-type="float">
            <text:p>0.1199515049</text:p>
          </table:table-cell>
          <table:table-cell office:value-type="float" office:value="0.0886142146513" calcext:value-type="float">
            <text:p>0.0886142147</text:p>
          </table:table-cell>
          <table:table-cell office:value-type="float" office:value="-0.0946618379485" calcext:value-type="float">
            <text:p>-0.0946618379</text:p>
          </table:table-cell>
          <table:table-cell office:value-type="float" office:value="0.124692429925" calcext:value-type="float">
            <text:p>0.1246924299</text:p>
          </table:table-cell>
          <table:table-cell office:value-type="float" office:value="0.217234951293" calcext:value-type="float">
            <text:p>0.2172349513</text:p>
          </table:table-cell>
          <table:table-cell office:value-type="float" office:value="0.029140811802" calcext:value-type="float">
            <text:p>0.0291408118</text:p>
          </table:table-cell>
          <table:table-cell office:value-type="float" office:value="0.00237448382555" calcext:value-type="float">
            <text:p>0.0023744838</text:p>
          </table:table-cell>
          <table:table-cell office:value-type="float" office:value="0.210610280687" calcext:value-type="float">
            <text:p>0.2106102807</text:p>
          </table:table-cell>
        </table:table-row>
        <table:table-row table:style-name="ro1">
          <table:table-cell office:value-type="string" calcext:value-type="string">
            <text:p>deferred_income</text:p>
          </table:table-cell>
          <table:table-cell office:value-type="float" office:value="-0.274761778742" calcext:value-type="float">
            <text:p>-0.2747617787</text:p>
          </table:table-cell>
          <table:table-cell office:value-type="float" office:value="-0.330233599019" calcext:value-type="float">
            <text:p>-0.330233599</text:p>
          </table:table-cell>
          <table:table-cell office:value-type="float" office:value="-0.543416235181" calcext:value-type="float">
            <text:p>-0.5434162352</text:p>
          </table:table-cell>
          <table:table-cell office:value-type="float" office:value="-0.103968953866" calcext:value-type="float">
            <text:p>-0.1039689539</text:p>
          </table:table-cell>
          <table:table-cell office:value-type="float" office:value="-0.0253676925479" calcext:value-type="float">
            <text:p>-0.0253676925</text:p>
          </table:table-cell>
          <table:table-cell office:value-type="float" office:value="-0.331748986518" calcext:value-type="float">
            <text:p>-0.3317489865</text:p>
          </table:table-cell>
          <table:table-cell office:value-type="float" office:value="0.0478429154782" calcext:value-type="float">
            <text:p>0.0478429155</text:p>
          </table:table-cell>
          <table:table-cell office:value-type="float" office:value="1" calcext:value-type="float">
            <text:p>1</text:p>
          </table:table-cell>
          <table:table-cell office:value-type="float" office:value="-0.245018003997" calcext:value-type="float">
            <text:p>-0.245018004</text:p>
          </table:table-cell>
          <table:table-cell office:value-type="float" office:value="-0.0416384744343" calcext:value-type="float">
            <text:p>-0.0416384744</text:p>
          </table:table-cell>
          <table:table-cell office:value-type="float" office:value="-0.268770665724" calcext:value-type="float">
            <text:p>-0.2687706657</text:p>
          </table:table-cell>
          <table:table-cell office:value-type="float" office:value="-0.265704091351" calcext:value-type="float">
            <text:p>-0.2657040914</text:p>
          </table:table-cell>
          <table:table-cell office:value-type="float" office:value="-0.296561412017" calcext:value-type="float">
            <text:p>-0.296561412</text:p>
          </table:table-cell>
          <table:table-cell office:value-type="float" office:value="-0.12648650577" calcext:value-type="float">
            <text:p>-0.1264865058</text:p>
          </table:table-cell>
          <table:table-cell office:value-type="float" office:value="0.0757755473094" calcext:value-type="float">
            <text:p>0.0757755473</text:p>
          </table:table-cell>
          <table:table-cell office:value-type="float" office:value="-0.122059927999" calcext:value-type="float">
            <text:p>-0.122059928</text:p>
          </table:table-cell>
          <table:table-cell office:value-type="float" office:value="-0.195217499406" calcext:value-type="float">
            <text:p>-0.1952174994</text:p>
          </table:table-cell>
          <table:table-cell office:value-type="float" office:value="-0.0148419162609" calcext:value-type="float">
            <text:p>-0.0148419163</text:p>
          </table:table-cell>
          <table:table-cell office:value-type="float" office:value="-0.0049919279866" calcext:value-type="float">
            <text:p>-0.004991928</text:p>
          </table:table-cell>
          <table:table-cell office:value-type="float" office:value="-0.236774905886" calcext:value-type="float">
            <text:p>-0.2367749059</text:p>
          </table:table-cell>
        </table:table-row>
        <table:table-row table:style-name="ro1">
          <table:table-cell office:value-type="string" calcext:value-type="string">
            <text:p>director_fees</text:p>
          </table:table-cell>
          <table:table-cell office:value-type="float" office:value="-0.120936203747" calcext:value-type="float">
            <text:p>-0.1209362037</text:p>
          </table:table-cell>
          <table:table-cell office:value-type="float" office:value="-0.302187886136" calcext:value-type="float">
            <text:p>-0.3021878861</text:p>
          </table:table-cell>
          <table:table-cell office:value-type="float" office:value="-0.0946618379485" calcext:value-type="float">
            <text:p>-0.0946618379</text:p>
          </table:table-cell>
          <table:table-cell office:value-type="float" office:value="-0.0259157197965" calcext:value-type="float">
            <text:p>-0.0259157198</text:p>
          </table:table-cell>
          <table:table-cell office:value-type="float" office:value="-0.0275417630602" calcext:value-type="float">
            <text:p>-0.0275417631</text:p>
          </table:table-cell>
          <table:table-cell office:value-type="float" office:value="-0.176013434339" calcext:value-type="float">
            <text:p>-0.1760134343</text:p>
          </table:table-cell>
          <table:table-cell office:value-type="float" office:value="0.346193385412" calcext:value-type="float">
            <text:p>0.3461933854</text:p>
          </table:table-cell>
          <table:table-cell office:value-type="float" office:value="0.0757755473094" calcext:value-type="float">
            <text:p>0.0757755473</text:p>
          </table:table-cell>
          <table:table-cell office:value-type="float" office:value="-0.146216865516" calcext:value-type="float">
            <text:p>-0.1462168655</text:p>
          </table:table-cell>
          <table:table-cell office:value-type="float" office:value="-0.137513498191" calcext:value-type="float">
            <text:p>-0.1375134982</text:p>
          </table:table-cell>
          <table:table-cell office:value-type="float" office:value="-0.116130394239" calcext:value-type="float">
            <text:p>-0.1161303942</text:p>
          </table:table-cell>
          <table:table-cell office:value-type="float" office:value="-0.0798989625663" calcext:value-type="float">
            <text:p>-0.0798989626</text:p>
          </table:table-cell>
          <table:table-cell office:value-type="float" office:value="-0.157442509051" calcext:value-type="float">
            <text:p>-0.1574425091</text:p>
          </table:table-cell>
          <table:table-cell office:value-type="float" office:value="-0.177184732758" calcext:value-type="float">
            <text:p>-0.1771847328</text:p>
          </table:table-cell>
          <table:table-cell office:value-type="float" office:value="1" calcext:value-type="float">
            <text:p>1</text:p>
          </table:table-cell>
          <table:table-cell office:value-type="float" office:value="-0.169388784732" calcext:value-type="float">
            <text:p>-0.1693887847</text:p>
          </table:table-cell>
          <table:table-cell office:value-type="float" office:value="-0.167538686242" calcext:value-type="float">
            <text:p>-0.1675386862</text:p>
          </table:table-cell>
          <table:table-cell office:value-type="float" office:value="-0.0797875960758" calcext:value-type="float">
            <text:p>-0.0797875961</text:p>
          </table:table-cell>
          <table:table-cell office:value-type="float" office:value="-0.098722265203" calcext:value-type="float">
            <text:p>-0.0987222652</text:p>
          </table:table-cell>
          <table:table-cell office:value-type="float" office:value="-0.196130375743" calcext:value-type="float">
            <text:p>-0.1961303757</text:p>
          </table:table-cell>
        </table:table-row>
        <table:table-row table:style-name="ro1">
          <table:table-cell office:value-type="string" calcext:value-type="string">
            <text:p>exercised_stock_options</text:p>
          </table:table-cell>
          <table:table-cell office:value-type="float" office:value="0.387552515957" calcext:value-type="float">
            <text:p>0.387552516</text:p>
          </table:table-cell>
          <table:table-cell office:value-type="float" office:value="0.449913093968" calcext:value-type="float">
            <text:p>0.449913094</text:p>
          </table:table-cell>
          <table:table-cell office:value-type="float" office:value="0.117976186784" calcext:value-type="float">
            <text:p>0.1179761868</text:p>
          </table:table-cell>
          <table:table-cell office:value-type="float" office:value="0.598970769423" calcext:value-type="float">
            <text:p>0.5989707694</text:p>
          </table:table-cell>
          <table:table-cell office:value-type="float" office:value="0.568085637245" calcext:value-type="float">
            <text:p>0.5680856372</text:p>
          </table:table-cell>
          <table:table-cell office:value-type="float" office:value="0.416767999095" calcext:value-type="float">
            <text:p>0.4167679991</text:p>
          </table:table-cell>
          <table:table-cell office:value-type="float" office:value="-0.00218135157693" calcext:value-type="float">
            <text:p>-0.0021813516</text:p>
          </table:table-cell>
          <table:table-cell office:value-type="float" office:value="-0.268770665724" calcext:value-type="float">
            <text:p>-0.2687706657</text:p>
          </table:table-cell>
          <table:table-cell office:value-type="float" office:value="0.963921426094" calcext:value-type="float">
            <text:p>0.9639214261</text:p>
          </table:table-cell>
          <table:table-cell office:value-type="float" office:value="0.12262821621" calcext:value-type="float">
            <text:p>0.1226282162</text:p>
          </table:table-cell>
          <table:table-cell office:value-type="float" office:value="1" calcext:value-type="float">
            <text:p>1</text:p>
          </table:table-cell>
          <table:table-cell office:value-type="float" office:value="0.55085057685" calcext:value-type="float">
            <text:p>0.5508505769</text:p>
          </table:table-cell>
          <table:table-cell office:value-type="float" office:value="0.399427728218" calcext:value-type="float">
            <text:p>0.3994277282</text:p>
          </table:table-cell>
          <table:table-cell office:value-type="float" office:value="0.587478889032" calcext:value-type="float">
            <text:p>0.587478889</text:p>
          </table:table-cell>
          <table:table-cell office:value-type="float" office:value="-0.116130394239" calcext:value-type="float">
            <text:p>-0.1161303942</text:p>
          </table:table-cell>
          <table:table-cell office:value-type="float" office:value="0.0859180649044" calcext:value-type="float">
            <text:p>0.0859180649</text:p>
          </table:table-cell>
          <table:table-cell office:value-type="float" office:value="0.125965038954" calcext:value-type="float">
            <text:p>0.125965039</text:p>
          </table:table-cell>
          <table:table-cell office:value-type="float" office:value="-0.0233223736668" calcext:value-type="float">
            <text:p>-0.0233223737</text:p>
          </table:table-cell>
          <table:table-cell office:value-type="float" office:value="0.00267018821324" calcext:value-type="float">
            <text:p>0.0026701882</text:p>
          </table:table-cell>
          <table:table-cell office:value-type="float" office:value="0.126581370016" calcext:value-type="float">
            <text:p>0.12658137</text:p>
          </table:table-cell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0.205076641522" calcext:value-type="float">
            <text:p>0.2050766415</text:p>
          </table:table-cell>
          <table:table-cell office:value-type="float" office:value="0.3614326445" calcext:value-type="float">
            <text:p>0.3614326445</text:p>
          </table:table-cell>
          <table:table-cell office:value-type="float" office:value="-0.0201350528929" calcext:value-type="float">
            <text:p>-0.0201350529</text:p>
          </table:table-cell>
          <table:table-cell office:value-type="float" office:value="0.151734201219" calcext:value-type="float">
            <text:p>0.1517342012</text:p>
          </table:table-cell>
          <table:table-cell office:value-type="float" office:value="0.121676622133" calcext:value-type="float">
            <text:p>0.1216766221</text:p>
          </table:table-cell>
          <table:table-cell office:value-type="float" office:value="0.246102762424" calcext:value-type="float">
            <text:p>0.2461027624</text:p>
          </table:table-cell>
          <table:table-cell office:value-type="float" office:value="-0.0675393457922" calcext:value-type="float">
            <text:p>-0.0675393458</text:p>
          </table:table-cell>
          <table:table-cell office:value-type="float" office:value="-0.0416384744343" calcext:value-type="float">
            <text:p>-0.0416384744</text:p>
          </table:table-cell>
          <table:table-cell office:value-type="float" office:value="0.153640086551" calcext:value-type="float">
            <text:p>0.1536400866</text:p>
          </table:table-cell>
          <table:table-cell office:value-type="float" office:value="1" calcext:value-type="float">
            <text:p>1</text:p>
          </table:table-cell>
          <table:table-cell office:value-type="float" office:value="0.12262821621" calcext:value-type="float">
            <text:p>0.1226282162</text:p>
          </table:table-cell>
          <table:table-cell office:value-type="float" office:value="0.13887701317" calcext:value-type="float">
            <text:p>0.1388770132</text:p>
          </table:table-cell>
          <table:table-cell office:value-type="float" office:value="0.0978978884359" calcext:value-type="float">
            <text:p>0.0978978884</text:p>
          </table:table-cell>
          <table:table-cell office:value-type="float" office:value="0.181428348658" calcext:value-type="float">
            <text:p>0.1814283487</text:p>
          </table:table-cell>
          <table:table-cell office:value-type="float" office:value="-0.137513498191" calcext:value-type="float">
            <text:p>-0.1375134982</text:p>
          </table:table-cell>
          <table:table-cell office:value-type="float" office:value="0.243540776497" calcext:value-type="float">
            <text:p>0.2435407765</text:p>
          </table:table-cell>
          <table:table-cell office:value-type="float" office:value="0.148235012558" calcext:value-type="float">
            <text:p>0.1482350126</text:p>
          </table:table-cell>
          <table:table-cell office:value-type="float" office:value="0.155852224286" calcext:value-type="float">
            <text:p>0.1558522243</text:p>
          </table:table-cell>
          <table:table-cell office:value-type="float" office:value="0.134638766732" calcext:value-type="float">
            <text:p>0.1346387667</text:p>
          </table:table-cell>
          <table:table-cell office:value-type="float" office:value="0.287914833967" calcext:value-type="float">
            <text:p>0.287914834</text:p>
          </table:table-cell>
        </table:table-row>
        <table:table-row table:style-name="ro1">
          <table:table-cell office:value-type="string" calcext:value-type="string">
            <text:p>from_messages</text:p>
          </table:table-cell>
          <table:table-cell office:value-type="float" office:value="-0.0339816571051" calcext:value-type="float">
            <text:p>-0.0339816571</text:p>
          </table:table-cell>
          <table:table-cell office:value-type="float" office:value="0.14404324437" calcext:value-type="float">
            <text:p>0.1440432444</text:p>
          </table:table-cell>
          <table:table-cell office:value-type="float" office:value="0.029140811802" calcext:value-type="float">
            <text:p>0.0291408118</text:p>
          </table:table-cell>
          <table:table-cell office:value-type="float" office:value="0.00909323617868" calcext:value-type="float">
            <text:p>0.0090932362</text:p>
          </table:table-cell>
          <table:table-cell office:value-type="float" office:value="-0.0195177229365" calcext:value-type="float">
            <text:p>-0.0195177229</text:p>
          </table:table-cell>
          <table:table-cell office:value-type="float" office:value="0.174600947829" calcext:value-type="float">
            <text:p>0.1746009478</text:p>
          </table:table-cell>
          <table:table-cell office:value-type="float" office:value="-0.0223959274226" calcext:value-type="float">
            <text:p>-0.0223959274</text:p>
          </table:table-cell>
          <table:table-cell office:value-type="float" office:value="-0.0148419162609" calcext:value-type="float">
            <text:p>-0.0148419163</text:p>
          </table:table-cell>
          <table:table-cell office:value-type="float" office:value="-0.0112685712152" calcext:value-type="float">
            <text:p>-0.0112685712</text:p>
          </table:table-cell>
          <table:table-cell office:value-type="float" office:value="0.155852224286" calcext:value-type="float">
            <text:p>0.1558522243</text:p>
          </table:table-cell>
          <table:table-cell office:value-type="float" office:value="-0.0233223736668" calcext:value-type="float">
            <text:p>-0.0233223737</text:p>
          </table:table-cell>
          <table:table-cell office:value-type="float" office:value="-0.0543163987399" calcext:value-type="float">
            <text:p>-0.0543163987</text:p>
          </table:table-cell>
          <table:table-cell office:value-type="float" office:value="0.0554610665536" calcext:value-type="float">
            <text:p>0.0554610666</text:p>
          </table:table-cell>
          <table:table-cell office:value-type="float" office:value="0.0228959072896" calcext:value-type="float">
            <text:p>0.0228959073</text:p>
          </table:table-cell>
          <table:table-cell office:value-type="float" office:value="-0.0797875960758" calcext:value-type="float">
            <text:p>-0.0797875961</text:p>
          </table:table-cell>
          <table:table-cell office:value-type="float" office:value="0.508195543236" calcext:value-type="float">
            <text:p>0.5081955432</text:p>
          </table:table-cell>
          <table:table-cell office:value-type="float" office:value="0.253744785394" calcext:value-type="float">
            <text:p>0.2537447854</text:p>
          </table:table-cell>
          <table:table-cell office:value-type="float" office:value="1" calcext:value-type="float">
            <text:p>1</text:p>
          </table:table-cell>
          <table:table-cell office:value-type="float" office:value="0.609585684977" calcext:value-type="float">
            <text:p>0.609585685</text:p>
          </table:table-cell>
          <table:table-cell office:value-type="float" office:value="0.301490197461" calcext:value-type="float">
            <text:p>0.3014901975</text:p>
          </table:table-cell>
        </table:table-row>
        <table:table-row table:style-name="ro1">
          <table:table-cell office:value-type="string" calcext:value-type="string">
            <text:p>from_poi_to_this_person</text:p>
          </table:table-cell>
          <table:table-cell office:value-type="float" office:value="0.190460036706" calcext:value-type="float">
            <text:p>0.1904600367</text:p>
          </table:table-cell>
          <table:table-cell office:value-type="float" office:value="0.40734891946" calcext:value-type="float">
            <text:p>0.4073489195</text:p>
          </table:table-cell>
          <table:table-cell office:value-type="float" office:value="0.217234951293" calcext:value-type="float">
            <text:p>0.2172349513</text:p>
          </table:table-cell>
          <table:table-cell office:value-type="float" office:value="0.215986746235" calcext:value-type="float">
            <text:p>0.2159867462</text:p>
          </table:table-cell>
          <table:table-cell office:value-type="float" office:value="0.100622121381" calcext:value-type="float">
            <text:p>0.1006221214</text:p>
          </table:table-cell>
          <table:table-cell office:value-type="float" office:value="0.641137079753" calcext:value-type="float">
            <text:p>0.6411370798</text:p>
          </table:table-cell>
          <table:table-cell office:value-type="float" office:value="-0.0466531980628" calcext:value-type="float">
            <text:p>-0.0466531981</text:p>
          </table:table-cell>
          <table:table-cell office:value-type="float" office:value="-0.195217499406" calcext:value-type="float">
            <text:p>-0.1952174994</text:p>
          </table:table-cell>
          <table:table-cell office:value-type="float" office:value="0.138006607943" calcext:value-type="float">
            <text:p>0.1380066079</text:p>
          </table:table-cell>
          <table:table-cell office:value-type="float" office:value="0.148235012558" calcext:value-type="float">
            <text:p>0.1482350126</text:p>
          </table:table-cell>
          <table:table-cell office:value-type="float" office:value="0.125965038954" calcext:value-type="float">
            <text:p>0.125965039</text:p>
          </table:table-cell>
          <table:table-cell office:value-type="float" office:value="0.160612401097" calcext:value-type="float">
            <text:p>0.1606124011</text:p>
          </table:table-cell>
          <table:table-cell office:value-type="float" office:value="0.26740005017" calcext:value-type="float">
            <text:p>0.2674000502</text:p>
          </table:table-cell>
          <table:table-cell office:value-type="float" office:value="0.125990045547" calcext:value-type="float">
            <text:p>0.1259900455</text:p>
          </table:table-cell>
          <table:table-cell office:value-type="float" office:value="-0.167538686242" calcext:value-type="float">
            <text:p>-0.1675386862</text:p>
          </table:table-cell>
          <table:table-cell office:value-type="float" office:value="0.618484359372" calcext:value-type="float">
            <text:p>0.6184843594</text:p>
          </table:table-cell>
          <table:table-cell office:value-type="float" office:value="1" calcext:value-type="float">
            <text:p>1</text:p>
          </table:table-cell>
          <table:table-cell office:value-type="float" office:value="0.253744785394" calcext:value-type="float">
            <text:p>0.2537447854</text:p>
          </table:table-cell>
          <table:table-cell office:value-type="float" office:value="0.497978855229" calcext:value-type="float">
            <text:p>0.4979788552</text:p>
          </table:table-cell>
          <table:table-cell office:value-type="float" office:value="0.733038164365" calcext:value-type="float">
            <text:p>0.7330381644</text:p>
          </table:table-cell>
        </table:table-row>
        <table:table-row table:style-name="ro1">
          <table:table-cell office:value-type="string" calcext:value-type="string">
            <text:p>from_this_person_to_poi</text:p>
          </table:table-cell>
          <table:table-cell office:value-type="float" office:value="0.129618627804" calcext:value-type="float">
            <text:p>0.1296186278</text:p>
          </table:table-cell>
          <table:table-cell office:value-type="float" office:value="0.2069589573" calcext:value-type="float">
            <text:p>0.2069589573</text:p>
          </table:table-cell>
          <table:table-cell office:value-type="float" office:value="0.00237448382555" calcext:value-type="float">
            <text:p>0.0023744838</text:p>
          </table:table-cell>
          <table:table-cell office:value-type="float" office:value="0.0622088765827" calcext:value-type="float">
            <text:p>0.0622088766</text:p>
          </table:table-cell>
          <table:table-cell office:value-type="float" office:value="-0.00967902218975" calcext:value-type="float">
            <text:p>-0.0096790222</text:p>
          </table:table-cell>
          <table:table-cell office:value-type="float" office:value="0.448719481678" calcext:value-type="float">
            <text:p>0.4487194817</text:p>
          </table:table-cell>
          <table:table-cell office:value-type="float" office:value="-0.0222677517113" calcext:value-type="float">
            <text:p>-0.0222677517</text:p>
          </table:table-cell>
          <table:table-cell office:value-type="float" office:value="-0.0049919279866" calcext:value-type="float">
            <text:p>-0.004991928</text:p>
          </table:table-cell>
          <table:table-cell office:value-type="float" office:value="0.0220714056176" calcext:value-type="float">
            <text:p>0.0220714056</text:p>
          </table:table-cell>
          <table:table-cell office:value-type="float" office:value="0.134638766732" calcext:value-type="float">
            <text:p>0.1346387667</text:p>
          </table:table-cell>
          <table:table-cell office:value-type="float" office:value="0.00267018821324" calcext:value-type="float">
            <text:p>0.0026701882</text:p>
          </table:table-cell>
          <table:table-cell office:value-type="float" office:value="-0.0492452911349" calcext:value-type="float">
            <text:p>-0.0492452911</text:p>
          </table:table-cell>
          <table:table-cell office:value-type="float" office:value="0.156910330957" calcext:value-type="float">
            <text:p>0.156910331</text:p>
          </table:table-cell>
          <table:table-cell office:value-type="float" office:value="0.0597957016497" calcext:value-type="float">
            <text:p>0.0597957016</text:p>
          </table:table-cell>
          <table:table-cell office:value-type="float" office:value="-0.098722265203" calcext:value-type="float">
            <text:p>-0.0987222652</text:p>
          </table:table-cell>
          <table:table-cell office:value-type="float" office:value="0.60530557581" calcext:value-type="float">
            <text:p>0.6053055758</text:p>
          </table:table-cell>
          <table:table-cell office:value-type="float" office:value="0.497978855229" calcext:value-type="float">
            <text:p>0.4979788552</text:p>
          </table:table-cell>
          <table:table-cell office:value-type="float" office:value="0.609585684977" calcext:value-type="float">
            <text:p>0.609585685</text:p>
          </table:table-cell>
          <table:table-cell office:value-type="float" office:value="1" calcext:value-type="float">
            <text:p>1</text:p>
          </table:table-cell>
          <table:table-cell office:value-type="float" office:value="0.524710349117" calcext:value-type="float">
            <text:p>0.5247103491</text:p>
          </table:table-cell>
        </table:table-row>
        <table:table-row table:style-name="ro1">
          <table:table-cell office:value-type="string" calcext:value-type="string">
            <text:p>loan_advances</text:p>
          </table:table-cell>
          <table:table-cell office:value-type="float" office:value="0.220294962757" calcext:value-type="float">
            <text:p>0.2202949628</text:p>
          </table:table-cell>
          <table:table-cell office:value-type="float" office:value="0.387788291433" calcext:value-type="float">
            <text:p>0.3877882914</text:p>
          </table:table-cell>
          <table:table-cell office:value-type="float" office:value="0.0146820681443" calcext:value-type="float">
            <text:p>0.0146820681</text:p>
          </table:table-cell>
          <table:table-cell office:value-type="float" office:value="0.964213542237" calcext:value-type="float">
            <text:p>0.9642135422</text:p>
          </table:table-cell>
          <table:table-cell office:value-type="float" office:value="1" calcext:value-type="float">
            <text:p>1</text:p>
          </table:table-cell>
          <table:table-cell office:value-type="float" office:value="0.432386551435" calcext:value-type="float">
            <text:p>0.4323865514</text:p>
          </table:table-cell>
          <table:table-cell office:value-type="float" office:value="-0.00487075341754" calcext:value-type="float">
            <text:p>-0.0048707534</text:p>
          </table:table-cell>
          <table:table-cell office:value-type="float" office:value="-0.0253676925479" calcext:value-type="float">
            <text:p>-0.0253676925</text:p>
          </table:table-cell>
          <table:table-cell office:value-type="float" office:value="0.630061008418" calcext:value-type="float">
            <text:p>0.6300610084</text:p>
          </table:table-cell>
          <table:table-cell office:value-type="float" office:value="0.121676622133" calcext:value-type="float">
            <text:p>0.1216766221</text:p>
          </table:table-cell>
          <table:table-cell office:value-type="float" office:value="0.568085637245" calcext:value-type="float">
            <text:p>0.5680856372</text:p>
          </table:table-cell>
          <table:table-cell office:value-type="float" office:value="0.759361973028" calcext:value-type="float">
            <text:p>0.759361973</text:p>
          </table:table-cell>
          <table:table-cell office:value-type="float" office:value="0.402060291583" calcext:value-type="float">
            <text:p>0.4020602916</text:p>
          </table:table-cell>
          <table:table-cell office:value-type="float" office:value="0.58128945414" calcext:value-type="float">
            <text:p>0.5812894541</text:p>
          </table:table-cell>
          <table:table-cell office:value-type="float" office:value="-0.0275417630602" calcext:value-type="float">
            <text:p>-0.0275417631</text:p>
          </table:table-cell>
          <table:table-cell office:value-type="float" office:value="0.115600379024" calcext:value-type="float">
            <text:p>0.115600379</text:p>
          </table:table-cell>
          <table:table-cell office:value-type="float" office:value="0.100622121381" calcext:value-type="float">
            <text:p>0.1006221214</text:p>
          </table:table-cell>
          <table:table-cell office:value-type="float" office:value="-0.0195177229365" calcext:value-type="float">
            <text:p>-0.0195177229</text:p>
          </table:table-cell>
          <table:table-cell office:value-type="float" office:value="-0.00967902218975" calcext:value-type="float">
            <text:p>-0.0096790222</text:p>
          </table:table-cell>
          <table:table-cell office:value-type="float" office:value="0.137420970794" calcext:value-type="float">
            <text:p>0.1374209708</text:p>
          </table:table-cell>
        </table:table-row>
        <table:table-row table:style-name="ro1">
          <table:table-cell office:value-type="string" calcext:value-type="string">
            <text:p>long_term_incentive</text:p>
          </table:table-cell>
          <table:table-cell office:value-type="float" office:value="0.257360789329" calcext:value-type="float">
            <text:p>0.2573607893</text:p>
          </table:table-cell>
          <table:table-cell office:value-type="float" office:value="0.560364827866" calcext:value-type="float">
            <text:p>0.5603648279</text:p>
          </table:table-cell>
          <table:table-cell office:value-type="float" office:value="0.119951504873" calcext:value-type="float">
            <text:p>0.1199515049</text:p>
          </table:table-cell>
          <table:table-cell office:value-type="float" office:value="0.520633865202" calcext:value-type="float">
            <text:p>0.5206338652</text:p>
          </table:table-cell>
          <table:table-cell office:value-type="float" office:value="0.402060291583" calcext:value-type="float">
            <text:p>0.4020602916</text:p>
          </table:table-cell>
          <table:table-cell office:value-type="float" office:value="0.497975814653" calcext:value-type="float">
            <text:p>0.4979758147</text:p>
          </table:table-cell>
          <table:table-cell office:value-type="float" office:value="-0.0388155134698" calcext:value-type="float">
            <text:p>-0.0388155135</text:p>
          </table:table-cell>
          <table:table-cell office:value-type="float" office:value="-0.296561412017" calcext:value-type="float">
            <text:p>-0.296561412</text:p>
          </table:table-cell>
          <table:table-cell office:value-type="float" office:value="0.421740728247" calcext:value-type="float">
            <text:p>0.4217407282</text:p>
          </table:table-cell>
          <table:table-cell office:value-type="float" office:value="0.0978978884359" calcext:value-type="float">
            <text:p>0.0978978884</text:p>
          </table:table-cell>
          <table:table-cell office:value-type="float" office:value="0.399427728218" calcext:value-type="float">
            <text:p>0.3994277282</text:p>
          </table:table-cell>
          <table:table-cell office:value-type="float" office:value="0.53493126586" calcext:value-type="float">
            <text:p>0.5349312659</text:p>
          </table:table-cell>
          <table:table-cell office:value-type="float" office:value="1" calcext:value-type="float">
            <text:p>1</text:p>
          </table:table-cell>
          <table:table-cell office:value-type="float" office:value="0.343118831884" calcext:value-type="float">
            <text:p>0.3431188319</text:p>
          </table:table-cell>
          <table:table-cell office:value-type="float" office:value="-0.157442509051" calcext:value-type="float">
            <text:p>-0.1574425091</text:p>
          </table:table-cell>
          <table:table-cell office:value-type="float" office:value="0.192924573118" calcext:value-type="float">
            <text:p>0.1929245731</text:p>
          </table:table-cell>
          <table:table-cell office:value-type="float" office:value="0.26740005017" calcext:value-type="float">
            <text:p>0.2674000502</text:p>
          </table:table-cell>
          <table:table-cell office:value-type="float" office:value="0.0554610665536" calcext:value-type="float">
            <text:p>0.0554610666</text:p>
          </table:table-cell>
          <table:table-cell office:value-type="float" office:value="0.156910330957" calcext:value-type="float">
            <text:p>0.156910331</text:p>
          </table:table-cell>
          <table:table-cell office:value-type="float" office:value="0.280010972682" calcext:value-type="float">
            <text:p>0.2800109727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0.17039451899" calcext:value-type="float">
            <text:p>0.170394519</text:p>
          </table:table-cell>
          <table:table-cell office:value-type="float" office:value="0.54468189942" calcext:value-type="float">
            <text:p>0.5446818994</text:p>
          </table:table-cell>
          <table:table-cell office:value-type="float" office:value="0.369037666621" calcext:value-type="float">
            <text:p>0.3690376666</text:p>
          </table:table-cell>
          <table:table-cell office:value-type="float" office:value="0.830184452502" calcext:value-type="float">
            <text:p>0.8301844525</text:p>
          </table:table-cell>
          <table:table-cell office:value-type="float" office:value="0.759361973028" calcext:value-type="float">
            <text:p>0.759361973</text:p>
          </table:table-cell>
          <table:table-cell office:value-type="float" office:value="0.383661089718" calcext:value-type="float">
            <text:p>0.3836610897</text:p>
          </table:table-cell>
          <table:table-cell office:value-type="float" office:value="-0.00726097114455" calcext:value-type="float">
            <text:p>-0.0072609711</text:p>
          </table:table-cell>
          <table:table-cell office:value-type="float" office:value="-0.265704091351" calcext:value-type="float">
            <text:p>-0.2657040914</text:p>
          </table:table-cell>
          <table:table-cell office:value-type="float" office:value="0.634658500989" calcext:value-type="float">
            <text:p>0.634658501</text:p>
          </table:table-cell>
          <table:table-cell office:value-type="float" office:value="0.13887701317" calcext:value-type="float">
            <text:p>0.1388770132</text:p>
          </table:table-cell>
          <table:table-cell office:value-type="float" office:value="0.55085057685" calcext:value-type="float">
            <text:p>0.5508505769</text:p>
          </table:table-cell>
          <table:table-cell office:value-type="float" office:value="1" calcext:value-type="float">
            <text:p>1</text:p>
          </table:table-cell>
          <table:table-cell office:value-type="float" office:value="0.53493126586" calcext:value-type="float">
            <text:p>0.5349312659</text:p>
          </table:table-cell>
          <table:table-cell office:value-type="float" office:value="0.635038163582" calcext:value-type="float">
            <text:p>0.6350381636</text:p>
          </table:table-cell>
          <table:table-cell office:value-type="float" office:value="-0.0798989625663" calcext:value-type="float">
            <text:p>-0.0798989626</text:p>
          </table:table-cell>
          <table:table-cell office:value-type="float" office:value="0.106602990059" calcext:value-type="float">
            <text:p>0.1066029901</text:p>
          </table:table-cell>
          <table:table-cell office:value-type="float" office:value="0.160612401097" calcext:value-type="float">
            <text:p>0.1606124011</text:p>
          </table:table-cell>
          <table:table-cell office:value-type="float" office:value="-0.0543163987399" calcext:value-type="float">
            <text:p>-0.0543163987</text:p>
          </table:table-cell>
          <table:table-cell office:value-type="float" office:value="-0.0492452911349" calcext:value-type="float">
            <text:p>-0.0492452911</text:p>
          </table:table-cell>
          <table:table-cell office:value-type="float" office:value="0.181186404959" calcext:value-type="float">
            <text:p>0.181186405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float" office:value="1" calcext:value-type="float">
            <text:p>1</text:p>
          </table:table-cell>
          <table:table-cell office:value-type="float" office:value="0.34012042736" calcext:value-type="float">
            <text:p>0.3401204274</text:p>
          </table:table-cell>
          <table:table-cell office:value-type="float" office:value="-0.0390672626834" calcext:value-type="float">
            <text:p>-0.0390672627</text:p>
          </table:table-cell>
          <table:table-cell office:value-type="float" office:value="0.242520645593" calcext:value-type="float">
            <text:p>0.2425206456</text:p>
          </table:table-cell>
          <table:table-cell office:value-type="float" office:value="0.220294962757" calcext:value-type="float">
            <text:p>0.2202949628</text:p>
          </table:table-cell>
          <table:table-cell office:value-type="float" office:value="0.359381303662" calcext:value-type="float">
            <text:p>0.3593813037</text:p>
          </table:table-cell>
          <table:table-cell office:value-type="float" office:value="-0.0213875352284" calcext:value-type="float">
            <text:p>-0.0213875352</text:p>
          </table:table-cell>
          <table:table-cell office:value-type="float" office:value="-0.274761778742" calcext:value-type="float">
            <text:p>-0.2747617787</text:p>
          </table:table-cell>
          <table:table-cell office:value-type="float" office:value="0.383381573948" calcext:value-type="float">
            <text:p>0.3833815739</text:p>
          </table:table-cell>
          <table:table-cell office:value-type="float" office:value="0.205076641522" calcext:value-type="float">
            <text:p>0.2050766415</text:p>
          </table:table-cell>
          <table:table-cell office:value-type="float" office:value="0.387552515957" calcext:value-type="float">
            <text:p>0.387552516</text:p>
          </table:table-cell>
          <table:table-cell office:value-type="float" office:value="0.17039451899" calcext:value-type="float">
            <text:p>0.170394519</text:p>
          </table:table-cell>
          <table:table-cell office:value-type="float" office:value="0.257360789329" calcext:value-type="float">
            <text:p>0.2573607893</text:p>
          </table:table-cell>
          <table:table-cell office:value-type="float" office:value="0.248509325717" calcext:value-type="float">
            <text:p>0.2485093257</text:p>
          </table:table-cell>
          <table:table-cell office:value-type="float" office:value="-0.120936203747" calcext:value-type="float">
            <text:p>-0.1209362037</text:p>
          </table:table-cell>
          <table:table-cell office:value-type="float" office:value="0.108729560098" calcext:value-type="float">
            <text:p>0.1087295601</text:p>
          </table:table-cell>
          <table:table-cell office:value-type="float" office:value="0.190460036706" calcext:value-type="float">
            <text:p>0.1904600367</text:p>
          </table:table-cell>
          <table:table-cell office:value-type="float" office:value="-0.0339816571051" calcext:value-type="float">
            <text:p>-0.0339816571</text:p>
          </table:table-cell>
          <table:table-cell office:value-type="float" office:value="0.129618627804" calcext:value-type="float">
            <text:p>0.1296186278</text:p>
          </table:table-cell>
          <table:table-cell office:value-type="float" office:value="0.240875812785" calcext:value-type="float">
            <text:p>0.2408758128</text:p>
          </table:table-cell>
        </table:table-row>
        <table:table-row table:style-name="ro1">
          <table:table-cell office:value-type="string" calcext:value-type="string">
            <text:p>restricted_stock</text:p>
          </table:table-cell>
          <table:table-cell office:value-type="float" office:value="0.248509325717" calcext:value-type="float">
            <text:p>0.2485093257</text:p>
          </table:table-cell>
          <table:table-cell office:value-type="float" office:value="0.538744554038" calcext:value-type="float">
            <text:p>0.538744554</text:p>
          </table:table-cell>
          <table:table-cell office:value-type="float" office:value="0.0886142146513" calcext:value-type="float">
            <text:p>0.0886142147</text:p>
          </table:table-cell>
          <table:table-cell office:value-type="float" office:value="0.603826273207" calcext:value-type="float">
            <text:p>0.6038262732</text:p>
          </table:table-cell>
          <table:table-cell office:value-type="float" office:value="0.58128945414" calcext:value-type="float">
            <text:p>0.5812894541</text:p>
          </table:table-cell>
          <table:table-cell office:value-type="float" office:value="0.423973732836" calcext:value-type="float">
            <text:p>0.4239737328</text:p>
          </table:table-cell>
          <table:table-cell office:value-type="float" office:value="-0.145452052952" calcext:value-type="float">
            <text:p>-0.145452053</text:p>
          </table:table-cell>
          <table:table-cell office:value-type="float" office:value="-0.12648650577" calcext:value-type="float">
            <text:p>-0.1264865058</text:p>
          </table:table-cell>
          <table:table-cell office:value-type="float" office:value="0.780557528525" calcext:value-type="float">
            <text:p>0.7805575285</text:p>
          </table:table-cell>
          <table:table-cell office:value-type="float" office:value="0.181428348658" calcext:value-type="float">
            <text:p>0.1814283487</text:p>
          </table:table-cell>
          <table:table-cell office:value-type="float" office:value="0.587478889032" calcext:value-type="float">
            <text:p>0.587478889</text:p>
          </table:table-cell>
          <table:table-cell office:value-type="float" office:value="0.635038163582" calcext:value-type="float">
            <text:p>0.6350381636</text:p>
          </table:table-cell>
          <table:table-cell office:value-type="float" office:value="0.343118831884" calcext:value-type="float">
            <text:p>0.3431188319</text:p>
          </table:table-cell>
          <table:table-cell office:value-type="float" office:value="1" calcext:value-type="float">
            <text:p>1</text:p>
          </table:table-cell>
          <table:table-cell office:value-type="float" office:value="-0.177184732758" calcext:value-type="float">
            <text:p>-0.1771847328</text:p>
          </table:table-cell>
          <table:table-cell office:value-type="float" office:value="0.160125682163" calcext:value-type="float">
            <text:p>0.1601256822</text:p>
          </table:table-cell>
          <table:table-cell office:value-type="float" office:value="0.125990045547" calcext:value-type="float">
            <text:p>0.1259900455</text:p>
          </table:table-cell>
          <table:table-cell office:value-type="float" office:value="0.0228959072896" calcext:value-type="float">
            <text:p>0.0228959073</text:p>
          </table:table-cell>
          <table:table-cell office:value-type="float" office:value="0.0597957016497" calcext:value-type="float">
            <text:p>0.0597957016</text:p>
          </table:table-cell>
          <table:table-cell office:value-type="float" office:value="0.181571989571" calcext:value-type="float">
            <text:p>0.1815719896</text:p>
          </table:table-cell>
        </table:table-row>
        <table:table-row table:style-name="ro1">
          <table:table-cell office:value-type="string" calcext:value-type="string">
            <text:p>restricted_stock_deferred</text:p>
          </table:table-cell>
          <table:table-cell office:value-type="float" office:value="-0.0213875352284" calcext:value-type="float">
            <text:p>-0.0213875352</text:p>
          </table:table-cell>
          <table:table-cell office:value-type="float" office:value="-0.0885295446149" calcext:value-type="float">
            <text:p>-0.0885295446</text:p>
          </table:table-cell>
          <table:table-cell office:value-type="float" office:value="-0.0303867520065" calcext:value-type="float">
            <text:p>-0.030386752</text:p>
          </table:table-cell>
          <table:table-cell office:value-type="float" office:value="0.127652910977" calcext:value-type="float">
            <text:p>0.127652911</text:p>
          </table:table-cell>
          <table:table-cell office:value-type="float" office:value="-0.00487075341754" calcext:value-type="float">
            <text:p>-0.0048707534</text:p>
          </table:table-cell>
          <table:table-cell office:value-type="float" office:value="-0.0432032823267" calcext:value-type="float">
            <text:p>-0.0432032823</text:p>
          </table:table-cell>
          <table:table-cell office:value-type="float" office:value="1" calcext:value-type="float">
            <text:p>1</text:p>
          </table:table-cell>
          <table:table-cell office:value-type="float" office:value="0.0478429154782" calcext:value-type="float">
            <text:p>0.0478429155</text:p>
          </table:table-cell>
          <table:table-cell office:value-type="float" office:value="-0.0450487950317" calcext:value-type="float">
            <text:p>-0.045048795</text:p>
          </table:table-cell>
          <table:table-cell office:value-type="float" office:value="-0.0675393457922" calcext:value-type="float">
            <text:p>-0.0675393458</text:p>
          </table:table-cell>
          <table:table-cell office:value-type="float" office:value="-0.00218135157693" calcext:value-type="float">
            <text:p>-0.0021813516</text:p>
          </table:table-cell>
          <table:table-cell office:value-type="float" office:value="-0.00726097114455" calcext:value-type="float">
            <text:p>-0.0072609711</text:p>
          </table:table-cell>
          <table:table-cell office:value-type="float" office:value="-0.0388155134698" calcext:value-type="float">
            <text:p>-0.0388155135</text:p>
          </table:table-cell>
          <table:table-cell office:value-type="float" office:value="-0.145452052952" calcext:value-type="float">
            <text:p>-0.145452053</text:p>
          </table:table-cell>
          <table:table-cell office:value-type="float" office:value="0.346193385412" calcext:value-type="float">
            <text:p>0.3461933854</text:p>
          </table:table-cell>
          <table:table-cell office:value-type="float" office:value="-0.0276450153072" calcext:value-type="float">
            <text:p>-0.0276450153</text:p>
          </table:table-cell>
          <table:table-cell office:value-type="float" office:value="-0.0466531980628" calcext:value-type="float">
            <text:p>-0.0466531981</text:p>
          </table:table-cell>
          <table:table-cell office:value-type="float" office:value="-0.0223959274226" calcext:value-type="float">
            <text:p>-0.0223959274</text:p>
          </table:table-cell>
          <table:table-cell office:value-type="float" office:value="-0.0222677517113" calcext:value-type="float">
            <text:p>-0.0222677517</text:p>
          </table:table-cell>
          <table:table-cell office:value-type="float" office:value="-0.0208756823271" calcext:value-type="float">
            <text:p>-0.0208756823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0.34012042736" calcext:value-type="float">
            <text:p>0.3401204274</text:p>
          </table:table-cell>
          <table:table-cell office:value-type="float" office:value="1" calcext:value-type="float">
            <text:p>1</text:p>
          </table:table-cell>
          <table:table-cell office:value-type="float" office:value="0.243606393803" calcext:value-type="float">
            <text:p>0.2436063938</text:p>
          </table:table-cell>
          <table:table-cell office:value-type="float" office:value="0.51129310319" calcext:value-type="float">
            <text:p>0.5112931032</text:p>
          </table:table-cell>
          <table:table-cell office:value-type="float" office:value="0.387788291433" calcext:value-type="float">
            <text:p>0.3877882914</text:p>
          </table:table-cell>
          <table:table-cell office:value-type="float" office:value="0.649637633909" calcext:value-type="float">
            <text:p>0.6496376339</text:p>
          </table:table-cell>
          <table:table-cell office:value-type="float" office:value="-0.0885295446149" calcext:value-type="float">
            <text:p>-0.0885295446</text:p>
          </table:table-cell>
          <table:table-cell office:value-type="float" office:value="-0.330233599019" calcext:value-type="float">
            <text:p>-0.330233599</text:p>
          </table:table-cell>
          <table:table-cell office:value-type="float" office:value="0.522060935059" calcext:value-type="float">
            <text:p>0.5220609351</text:p>
          </table:table-cell>
          <table:table-cell office:value-type="float" office:value="0.3614326445" calcext:value-type="float">
            <text:p>0.3614326445</text:p>
          </table:table-cell>
          <table:table-cell office:value-type="float" office:value="0.449913093968" calcext:value-type="float">
            <text:p>0.449913094</text:p>
          </table:table-cell>
          <table:table-cell office:value-type="float" office:value="0.54468189942" calcext:value-type="float">
            <text:p>0.5446818994</text:p>
          </table:table-cell>
          <table:table-cell office:value-type="float" office:value="0.560364827866" calcext:value-type="float">
            <text:p>0.5603648279</text:p>
          </table:table-cell>
          <table:table-cell office:value-type="float" office:value="0.538744554038" calcext:value-type="float">
            <text:p>0.538744554</text:p>
          </table:table-cell>
          <table:table-cell office:value-type="float" office:value="-0.302187886136" calcext:value-type="float">
            <text:p>-0.3021878861</text:p>
          </table:table-cell>
          <table:table-cell office:value-type="float" office:value="0.396559464472" calcext:value-type="float">
            <text:p>0.3965594645</text:p>
          </table:table-cell>
          <table:table-cell office:value-type="float" office:value="0.40734891946" calcext:value-type="float">
            <text:p>0.4073489195</text:p>
          </table:table-cell>
          <table:table-cell office:value-type="float" office:value="0.14404324437" calcext:value-type="float">
            <text:p>0.1440432444</text:p>
          </table:table-cell>
          <table:table-cell office:value-type="float" office:value="0.2069589573" calcext:value-type="float">
            <text:p>0.2069589573</text:p>
          </table:table-cell>
          <table:table-cell office:value-type="float" office:value="0.511912845975" calcext:value-type="float">
            <text:p>0.511912846</text:p>
          </table:table-cell>
        </table:table-row>
        <table:table-row table:style-name="ro1">
          <table:table-cell office:value-type="string" calcext:value-type="string">
            <text:p>shared_receipt_with_poi</text:p>
          </table:table-cell>
          <table:table-cell office:value-type="float" office:value="0.240875812785" calcext:value-type="float">
            <text:p>0.2408758128</text:p>
          </table:table-cell>
          <table:table-cell office:value-type="float" office:value="0.511912845975" calcext:value-type="float">
            <text:p>0.511912846</text:p>
          </table:table-cell>
          <table:table-cell office:value-type="float" office:value="0.210610280687" calcext:value-type="float">
            <text:p>0.2106102807</text:p>
          </table:table-cell>
          <table:table-cell office:value-type="float" office:value="0.254308229178" calcext:value-type="float">
            <text:p>0.2543082292</text:p>
          </table:table-cell>
          <table:table-cell office:value-type="float" office:value="0.137420970794" calcext:value-type="float">
            <text:p>0.1374209708</text:p>
          </table:table-cell>
          <table:table-cell office:value-type="float" office:value="0.665150870095" calcext:value-type="float">
            <text:p>0.6651508701</text:p>
          </table:table-cell>
          <table:table-cell office:value-type="float" office:value="-0.0208756823271" calcext:value-type="float">
            <text:p>-0.0208756823</text:p>
          </table:table-cell>
          <table:table-cell office:value-type="float" office:value="-0.236774905886" calcext:value-type="float">
            <text:p>-0.2367749059</text:p>
          </table:table-cell>
          <table:table-cell office:value-type="float" office:value="0.156802509412" calcext:value-type="float">
            <text:p>0.1568025094</text:p>
          </table:table-cell>
          <table:table-cell office:value-type="float" office:value="0.287914833967" calcext:value-type="float">
            <text:p>0.287914834</text:p>
          </table:table-cell>
          <table:table-cell office:value-type="float" office:value="0.126581370016" calcext:value-type="float">
            <text:p>0.12658137</text:p>
          </table:table-cell>
          <table:table-cell office:value-type="float" office:value="0.181186404959" calcext:value-type="float">
            <text:p>0.181186405</text:p>
          </table:table-cell>
          <table:table-cell office:value-type="float" office:value="0.280010972682" calcext:value-type="float">
            <text:p>0.2800109727</text:p>
          </table:table-cell>
          <table:table-cell office:value-type="float" office:value="0.181571989571" calcext:value-type="float">
            <text:p>0.1815719896</text:p>
          </table:table-cell>
          <table:table-cell office:value-type="float" office:value="-0.196130375743" calcext:value-type="float">
            <text:p>-0.1961303757</text:p>
          </table:table-cell>
          <table:table-cell office:value-type="float" office:value="0.881534109523" calcext:value-type="float">
            <text:p>0.8815341095</text:p>
          </table:table-cell>
          <table:table-cell office:value-type="float" office:value="0.733038164365" calcext:value-type="float">
            <text:p>0.7330381644</text:p>
          </table:table-cell>
          <table:table-cell office:value-type="float" office:value="0.301490197461" calcext:value-type="float">
            <text:p>0.3014901975</text:p>
          </table:table-cell>
          <table:table-cell office:value-type="float" office:value="0.524710349117" calcext:value-type="float">
            <text:p>0.524710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_messages</text:p>
          </table:table-cell>
          <table:table-cell office:value-type="float" office:value="0.108729560098" calcext:value-type="float">
            <text:p>0.1087295601</text:p>
          </table:table-cell>
          <table:table-cell office:value-type="float" office:value="0.396559464472" calcext:value-type="float">
            <text:p>0.3965594645</text:p>
          </table:table-cell>
          <table:table-cell office:value-type="float" office:value="0.124692429925" calcext:value-type="float">
            <text:p>0.1246924299</text:p>
          </table:table-cell>
          <table:table-cell office:value-type="float" office:value="0.197708540324" calcext:value-type="float">
            <text:p>0.1977085403</text:p>
          </table:table-cell>
          <table:table-cell office:value-type="float" office:value="0.115600379024" calcext:value-type="float">
            <text:p>0.115600379</text:p>
          </table:table-cell>
          <table:table-cell office:value-type="float" office:value="0.520081104133" calcext:value-type="float">
            <text:p>0.5200811041</text:p>
          </table:table-cell>
          <table:table-cell office:value-type="float" office:value="-0.0276450153072" calcext:value-type="float">
            <text:p>-0.0276450153</text:p>
          </table:table-cell>
          <table:table-cell office:value-type="float" office:value="-0.122059927999" calcext:value-type="float">
            <text:p>-0.122059928</text:p>
          </table:table-cell>
          <table:table-cell office:value-type="float" office:value="0.118573250084" calcext:value-type="float">
            <text:p>0.1185732501</text:p>
          </table:table-cell>
          <table:table-cell office:value-type="float" office:value="0.243540776497" calcext:value-type="float">
            <text:p>0.2435407765</text:p>
          </table:table-cell>
          <table:table-cell office:value-type="float" office:value="0.0859180649044" calcext:value-type="float">
            <text:p>0.0859180649</text:p>
          </table:table-cell>
          <table:table-cell office:value-type="float" office:value="0.106602990059" calcext:value-type="float">
            <text:p>0.1066029901</text:p>
          </table:table-cell>
          <table:table-cell office:value-type="float" office:value="0.192924573118" calcext:value-type="float">
            <text:p>0.1929245731</text:p>
          </table:table-cell>
          <table:table-cell office:value-type="float" office:value="0.160125682163" calcext:value-type="float">
            <text:p>0.1601256822</text:p>
          </table:table-cell>
          <table:table-cell office:value-type="float" office:value="-0.169388784732" calcext:value-type="float">
            <text:p>-0.1693887847</text:p>
          </table:table-cell>
          <table:table-cell office:value-type="float" office:value="1" calcext:value-type="float">
            <text:p>1</text:p>
          </table:table-cell>
          <table:table-cell office:value-type="float" office:value="0.618484359372" calcext:value-type="float">
            <text:p>0.6184843594</text:p>
          </table:table-cell>
          <table:table-cell office:value-type="float" office:value="0.508195543236" calcext:value-type="float">
            <text:p>0.5081955432</text:p>
          </table:table-cell>
          <table:table-cell office:value-type="float" office:value="0.60530557581" calcext:value-type="float">
            <text:p>0.6053055758</text:p>
          </table:table-cell>
          <table:table-cell office:value-type="float" office:value="0.881534109523" calcext:value-type="float">
            <text:p>0.8815341095</text:p>
          </table:table-cell>
        </table:table-row>
        <table:table-row table:style-name="ro1">
          <table:table-cell office:value-type="string" calcext:value-type="string">
            <text:p>total_payments</text:p>
          </table:table-cell>
          <table:table-cell office:value-type="float" office:value="0.242520645593" calcext:value-type="float">
            <text:p>0.2425206456</text:p>
          </table:table-cell>
          <table:table-cell office:value-type="float" office:value="0.51129310319" calcext:value-type="float">
            <text:p>0.5112931032</text:p>
          </table:table-cell>
          <table:table-cell office:value-type="float" office:value="0.141531112245" calcext:value-type="float">
            <text:p>0.1415311122</text:p>
          </table:table-cell>
          <table:table-cell office:value-type="float" office:value="1" calcext:value-type="float">
            <text:p>1</text:p>
          </table:table-cell>
          <table:table-cell office:value-type="float" office:value="0.964213542237" calcext:value-type="float">
            <text:p>0.9642135422</text:p>
          </table:table-cell>
          <table:table-cell office:value-type="float" office:value="0.559795188205" calcext:value-type="float">
            <text:p>0.5597951882</text:p>
          </table:table-cell>
          <table:table-cell office:value-type="float" office:value="0.127652910977" calcext:value-type="float">
            <text:p>0.127652911</text:p>
          </table:table-cell>
          <table:table-cell office:value-type="float" office:value="-0.103968953866" calcext:value-type="float">
            <text:p>-0.1039689539</text:p>
          </table:table-cell>
          <table:table-cell office:value-type="float" office:value="0.661676565442" calcext:value-type="float">
            <text:p>0.6616765654</text:p>
          </table:table-cell>
          <table:table-cell office:value-type="float" office:value="0.151734201219" calcext:value-type="float">
            <text:p>0.1517342012</text:p>
          </table:table-cell>
          <table:table-cell office:value-type="float" office:value="0.598970769423" calcext:value-type="float">
            <text:p>0.5989707694</text:p>
          </table:table-cell>
          <table:table-cell office:value-type="float" office:value="0.830184452502" calcext:value-type="float">
            <text:p>0.8301844525</text:p>
          </table:table-cell>
          <table:table-cell office:value-type="float" office:value="0.520633865202" calcext:value-type="float">
            <text:p>0.5206338652</text:p>
          </table:table-cell>
          <table:table-cell office:value-type="float" office:value="0.603826273207" calcext:value-type="float">
            <text:p>0.6038262732</text:p>
          </table:table-cell>
          <table:table-cell office:value-type="float" office:value="-0.0259157197965" calcext:value-type="float">
            <text:p>-0.0259157198</text:p>
          </table:table-cell>
          <table:table-cell office:value-type="float" office:value="0.197708540324" calcext:value-type="float">
            <text:p>0.1977085403</text:p>
          </table:table-cell>
          <table:table-cell office:value-type="float" office:value="0.215986746235" calcext:value-type="float">
            <text:p>0.2159867462</text:p>
          </table:table-cell>
          <table:table-cell office:value-type="float" office:value="0.00909323617868" calcext:value-type="float">
            <text:p>0.0090932362</text:p>
          </table:table-cell>
          <table:table-cell office:value-type="float" office:value="0.0622088765827" calcext:value-type="float">
            <text:p>0.0622088766</text:p>
          </table:table-cell>
          <table:table-cell office:value-type="float" office:value="0.254308229178" calcext:value-type="float">
            <text:p>0.2543082292</text:p>
          </table:table-cell>
        </table:table-row>
        <table:table-row table:style-name="ro1">
          <table:table-cell office:value-type="string" calcext:value-type="string">
            <text:p>total_stock_value</text:p>
          </table:table-cell>
          <table:table-cell office:value-type="float" office:value="0.383381573948" calcext:value-type="float">
            <text:p>0.3833815739</text:p>
          </table:table-cell>
          <table:table-cell office:value-type="float" office:value="0.522060935059" calcext:value-type="float">
            <text:p>0.5220609351</text:p>
          </table:table-cell>
          <table:table-cell office:value-type="float" office:value="0.119081553954" calcext:value-type="float">
            <text:p>0.119081554</text:p>
          </table:table-cell>
          <table:table-cell office:value-type="float" office:value="0.661676565442" calcext:value-type="float">
            <text:p>0.6616765654</text:p>
          </table:table-cell>
          <table:table-cell office:value-type="float" office:value="0.630061008418" calcext:value-type="float">
            <text:p>0.6300610084</text:p>
          </table:table-cell>
          <table:table-cell office:value-type="float" office:value="0.461614735468" calcext:value-type="float">
            <text:p>0.4616147355</text:p>
          </table:table-cell>
          <table:table-cell office:value-type="float" office:value="-0.0450487950317" calcext:value-type="float">
            <text:p>-0.045048795</text:p>
          </table:table-cell>
          <table:table-cell office:value-type="float" office:value="-0.245018003997" calcext:value-type="float">
            <text:p>-0.245018004</text:p>
          </table:table-cell>
          <table:table-cell office:value-type="float" office:value="1" calcext:value-type="float">
            <text:p>1</text:p>
          </table:table-cell>
          <table:table-cell office:value-type="float" office:value="0.153640086551" calcext:value-type="float">
            <text:p>0.1536400866</text:p>
          </table:table-cell>
          <table:table-cell office:value-type="float" office:value="0.963921426094" calcext:value-type="float">
            <text:p>0.9639214261</text:p>
          </table:table-cell>
          <table:table-cell office:value-type="float" office:value="0.634658500989" calcext:value-type="float">
            <text:p>0.634658501</text:p>
          </table:table-cell>
          <table:table-cell office:value-type="float" office:value="0.421740728247" calcext:value-type="float">
            <text:p>0.4217407282</text:p>
          </table:table-cell>
          <table:table-cell office:value-type="float" office:value="0.780557528525" calcext:value-type="float">
            <text:p>0.7805575285</text:p>
          </table:table-cell>
          <table:table-cell office:value-type="float" office:value="-0.146216865516" calcext:value-type="float">
            <text:p>-0.1462168655</text:p>
          </table:table-cell>
          <table:table-cell office:value-type="float" office:value="0.118573250084" calcext:value-type="float">
            <text:p>0.1185732501</text:p>
          </table:table-cell>
          <table:table-cell office:value-type="float" office:value="0.138006607943" calcext:value-type="float">
            <text:p>0.1380066079</text:p>
          </table:table-cell>
          <table:table-cell office:value-type="float" office:value="-0.0112685712152" calcext:value-type="float">
            <text:p>-0.0112685712</text:p>
          </table:table-cell>
          <table:table-cell office:value-type="float" office:value="0.0220714056176" calcext:value-type="float">
            <text:p>0.0220714056</text:p>
          </table:table-cell>
          <table:table-cell office:value-type="float" office:value="0.156802509412" calcext:value-type="float">
            <text:p>0.156802509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23]+1" office:value-type="float" office:value="3" calcext:value-type="float">
            <text:p>3</text:p>
          </table:table-cell>
          <table:table-cell table:formula="of:=[.C23]+1" office:value-type="float" office:value="4" calcext:value-type="float">
            <text:p>4</text:p>
          </table:table-cell>
          <table:table-cell table:formula="of:=[.D23]+1" office:value-type="float" office:value="5" calcext:value-type="float">
            <text:p>5</text:p>
          </table:table-cell>
          <table:table-cell table:formula="of:=[.E23]+1" office:value-type="float" office:value="6" calcext:value-type="float">
            <text:p>6</text:p>
          </table:table-cell>
          <table:table-cell table:formula="of:=[.F23]+1" office:value-type="float" office:value="7" calcext:value-type="float">
            <text:p>7</text:p>
          </table:table-cell>
          <table:table-cell table:formula="of:=[.G23]+1" office:value-type="float" office:value="8" calcext:value-type="float">
            <text:p>8</text:p>
          </table:table-cell>
          <table:table-cell table:formula="of:=[.H23]+1" office:value-type="float" office:value="9" calcext:value-type="float">
            <text:p>9</text:p>
          </table:table-cell>
          <table:table-cell table:formula="of:=[.I23]+1" office:value-type="float" office:value="10" calcext:value-type="float">
            <text:p>10</text:p>
          </table:table-cell>
          <table:table-cell table:formula="of:=[.J23]+1" office:value-type="float" office:value="11" calcext:value-type="float">
            <text:p>11</text:p>
          </table:table-cell>
          <table:table-cell table:formula="of:=[.K23]+1" office:value-type="float" office:value="12" calcext:value-type="float">
            <text:p>12</text:p>
          </table:table-cell>
          <table:table-cell table:formula="of:=[.L23]+1" office:value-type="float" office:value="13" calcext:value-type="float">
            <text:p>13</text:p>
          </table:table-cell>
          <table:table-cell table:formula="of:=[.M23]+1" office:value-type="float" office:value="14" calcext:value-type="float">
            <text:p>14</text:p>
          </table:table-cell>
          <table:table-cell table:formula="of:=[.N23]+1" office:value-type="float" office:value="15" calcext:value-type="float">
            <text:p>15</text:p>
          </table:table-cell>
          <table:table-cell table:formula="of:=[.O23]+1" office:value-type="float" office:value="16" calcext:value-type="float">
            <text:p>16</text:p>
          </table:table-cell>
          <table:table-cell table:formula="of:=[.P23]+1" office:value-type="float" office:value="17" calcext:value-type="float">
            <text:p>17</text:p>
          </table:table-cell>
          <table:table-cell table:formula="of:=[.Q23]+1" office:value-type="float" office:value="18" calcext:value-type="float">
            <text:p>18</text:p>
          </table:table-cell>
          <table:table-cell table:formula="of:=[.R23]+1" office:value-type="float" office:value="19" calcext:value-type="float">
            <text:p>19</text:p>
          </table:table-cell>
          <table:table-cell table:formula="of:=[.S23]+1" office:value-type="float" office:value="20" calcext:value-type="float">
            <text:p>20</text:p>
          </table:table-cell>
          <table:table-cell table:formula="of:=[.T23]+1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eferral_payments</text:p>
          </table:table-cell>
          <table:table-cell office:value-type="string" calcext:value-type="string">
            <text:p>total_payments</text:p>
          </table:table-cell>
          <table:table-cell office:value-type="string" calcext:value-type="string">
            <text:p>loan_advances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restricted_stock_deferred</text:p>
          </table:table-cell>
          <table:table-cell office:value-type="string" calcext:value-type="string">
            <text:p>deferred_income</text:p>
          </table:table-cell>
          <table:table-cell office:value-type="string" calcext:value-type="string">
            <text:p>total_stock_value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exercised_stock_op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ng_term_incentive</text:p>
          </table:table-cell>
          <table:table-cell office:value-type="string" calcext:value-type="string">
            <text:p>restricted_stock</text:p>
          </table:table-cell>
          <table:table-cell office:value-type="string" calcext:value-type="string">
            <text:p>director_fees</text:p>
          </table:table-cell>
          <table:table-cell office:value-type="string" calcext:value-type="string">
            <text:p>to_messages</text:p>
          </table:table-cell>
          <table:table-cell office:value-type="string" calcext:value-type="string">
            <text:p>from_poi_to_this_person</text:p>
          </table:table-cell>
          <table:table-cell office:value-type="string" calcext:value-type="string">
            <text:p>from_messages</text:p>
          </table:table-cell>
          <table:table-cell office:value-type="string" calcext:value-type="string">
            <text:p>from_this_person_to_poi</text:p>
          </table:table-cell>
          <table:table-cell office:value-type="string" calcext:value-type="string">
            <text:p>shared_receipt_with_poi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table:style-name="ce1" table:formula="of:=VLOOKUP([.$A25];[.$A$2:.$U$21];[.B$23];0)" office:value-type="percentage" office:value="1" calcext:value-type="percentage">
            <text:p>100.00%</text:p>
          </table:table-cell>
          <table:table-cell table:style-name="ce1" table:formula="of:=VLOOKUP([.$A25];[.$A$2:.$U$21];[.C$23];0)" office:value-type="percentage" office:value="0.34012042736" calcext:value-type="percentage">
            <text:p>34.01%</text:p>
          </table:table-cell>
          <table:table-cell table:style-name="ce1" table:formula="of:=VLOOKUP([.$A25];[.$A$2:.$U$21];[.D$23];0)" office:value-type="percentage" office:value="-0.0390672626834" calcext:value-type="percentage">
            <text:p>-3.91%</text:p>
          </table:table-cell>
          <table:table-cell table:style-name="ce1" table:formula="of:=VLOOKUP([.$A25];[.$A$2:.$U$21];[.E$23];0)" office:value-type="percentage" office:value="0.242520645593" calcext:value-type="percentage">
            <text:p>24.25%</text:p>
          </table:table-cell>
          <table:table-cell table:style-name="ce1" table:formula="of:=VLOOKUP([.$A25];[.$A$2:.$U$21];[.F$23];0)" office:value-type="percentage" office:value="0.220294962757" calcext:value-type="percentage">
            <text:p>22.03%</text:p>
          </table:table-cell>
          <table:table-cell table:style-name="ce1" table:formula="of:=VLOOKUP([.$A25];[.$A$2:.$U$21];[.G$23];0)" office:value-type="percentage" office:value="0.359381303662" calcext:value-type="percentage">
            <text:p>35.94%</text:p>
          </table:table-cell>
          <table:table-cell table:style-name="ce1" table:formula="of:=VLOOKUP([.$A25];[.$A$2:.$U$21];[.H$23];0)" office:value-type="percentage" office:value="-0.0213875352284" calcext:value-type="percentage">
            <text:p>-2.14%</text:p>
          </table:table-cell>
          <table:table-cell table:style-name="ce1" table:formula="of:=VLOOKUP([.$A25];[.$A$2:.$U$21];[.I$23];0)" office:value-type="percentage" office:value="-0.274761778742" calcext:value-type="percentage">
            <text:p>-27.48%</text:p>
          </table:table-cell>
          <table:table-cell table:style-name="ce1" table:formula="of:=VLOOKUP([.$A25];[.$A$2:.$U$21];[.J$23];0)" office:value-type="percentage" office:value="0.383381573948" calcext:value-type="percentage">
            <text:p>38.34%</text:p>
          </table:table-cell>
          <table:table-cell table:style-name="ce1" table:formula="of:=VLOOKUP([.$A25];[.$A$2:.$U$21];[.K$23];0)" office:value-type="percentage" office:value="0.205076641522" calcext:value-type="percentage">
            <text:p>20.51%</text:p>
          </table:table-cell>
          <table:table-cell table:style-name="ce1" table:formula="of:=VLOOKUP([.$A25];[.$A$2:.$U$21];[.L$23];0)" office:value-type="percentage" office:value="0.387552515957" calcext:value-type="percentage">
            <text:p>38.76%</text:p>
          </table:table-cell>
          <table:table-cell table:style-name="ce1" table:formula="of:=VLOOKUP([.$A25];[.$A$2:.$U$21];[.M$23];0)" office:value-type="percentage" office:value="0.17039451899" calcext:value-type="percentage">
            <text:p>17.04%</text:p>
          </table:table-cell>
          <table:table-cell table:style-name="ce1" table:formula="of:=VLOOKUP([.$A25];[.$A$2:.$U$21];[.N$23];0)" office:value-type="percentage" office:value="0.257360789329" calcext:value-type="percentage">
            <text:p>25.74%</text:p>
          </table:table-cell>
          <table:table-cell table:style-name="ce1" table:formula="of:=VLOOKUP([.$A25];[.$A$2:.$U$21];[.O$23];0)" office:value-type="percentage" office:value="0.248509325717" calcext:value-type="percentage">
            <text:p>24.85%</text:p>
          </table:table-cell>
          <table:table-cell table:style-name="ce1" table:formula="of:=VLOOKUP([.$A25];[.$A$2:.$U$21];[.P$23];0)" office:value-type="percentage" office:value="-0.120936203747" calcext:value-type="percentage">
            <text:p>-12.09%</text:p>
          </table:table-cell>
          <table:table-cell table:style-name="ce1" table:formula="of:=VLOOKUP([.$A25];[.$A$2:.$U$21];[.Q$23];0)" office:value-type="percentage" office:value="0.108729560098" calcext:value-type="percentage">
            <text:p>10.87%</text:p>
          </table:table-cell>
          <table:table-cell table:style-name="ce1" table:formula="of:=VLOOKUP([.$A25];[.$A$2:.$U$21];[.R$23];0)" office:value-type="percentage" office:value="0.190460036706" calcext:value-type="percentage">
            <text:p>19.05%</text:p>
          </table:table-cell>
          <table:table-cell table:style-name="ce1" table:formula="of:=VLOOKUP([.$A25];[.$A$2:.$U$21];[.S$23];0)" office:value-type="percentage" office:value="-0.0339816571051" calcext:value-type="percentage">
            <text:p>-3.40%</text:p>
          </table:table-cell>
          <table:table-cell table:style-name="ce1" table:formula="of:=VLOOKUP([.$A25];[.$A$2:.$U$21];[.T$23];0)" office:value-type="percentage" office:value="0.129618627804" calcext:value-type="percentage">
            <text:p>12.96%</text:p>
          </table:table-cell>
          <table:table-cell table:style-name="ce1" table:formula="of:=VLOOKUP([.$A25];[.$A$2:.$U$21];[.U$23];0)" office:value-type="percentage" office:value="0.240875812785" calcext:value-type="percentage">
            <text:p>24.09%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table:style-name="ce1" table:formula="of:=VLOOKUP([.$A26];[.$A$2:.$U$21];[.B$23];0)" office:value-type="percentage" office:value="0.34012042736" calcext:value-type="percentage">
            <text:p>34.01%</text:p>
          </table:table-cell>
          <table:table-cell table:style-name="ce1" table:formula="of:=VLOOKUP([.$A26];[.$A$2:.$U$21];[.C$23];0)" office:value-type="percentage" office:value="1" calcext:value-type="percentage">
            <text:p>100.00%</text:p>
          </table:table-cell>
          <table:table-cell table:style-name="ce1" table:formula="of:=VLOOKUP([.$A26];[.$A$2:.$U$21];[.D$23];0)" office:value-type="percentage" office:value="0.243606393803" calcext:value-type="percentage">
            <text:p>24.36%</text:p>
          </table:table-cell>
          <table:table-cell table:style-name="ce1" table:formula="of:=VLOOKUP([.$A26];[.$A$2:.$U$21];[.E$23];0)" office:value-type="percentage" office:value="0.51129310319" calcext:value-type="percentage">
            <text:p>51.13%</text:p>
          </table:table-cell>
          <table:table-cell table:style-name="ce1" table:formula="of:=VLOOKUP([.$A26];[.$A$2:.$U$21];[.F$23];0)" office:value-type="percentage" office:value="0.387788291433" calcext:value-type="percentage">
            <text:p>38.78%</text:p>
          </table:table-cell>
          <table:table-cell table:style-name="ce1" table:formula="of:=VLOOKUP([.$A26];[.$A$2:.$U$21];[.G$23];0)" office:value-type="percentage" office:value="0.649637633909" calcext:value-type="percentage">
            <text:p>64.96%</text:p>
          </table:table-cell>
          <table:table-cell table:style-name="ce1" table:formula="of:=VLOOKUP([.$A26];[.$A$2:.$U$21];[.H$23];0)" office:value-type="percentage" office:value="-0.0885295446149" calcext:value-type="percentage">
            <text:p>-8.85%</text:p>
          </table:table-cell>
          <table:table-cell table:style-name="ce1" table:formula="of:=VLOOKUP([.$A26];[.$A$2:.$U$21];[.I$23];0)" office:value-type="percentage" office:value="-0.330233599019" calcext:value-type="percentage">
            <text:p>-33.02%</text:p>
          </table:table-cell>
          <table:table-cell table:style-name="ce1" table:formula="of:=VLOOKUP([.$A26];[.$A$2:.$U$21];[.J$23];0)" office:value-type="percentage" office:value="0.522060935059" calcext:value-type="percentage">
            <text:p>52.21%</text:p>
          </table:table-cell>
          <table:table-cell table:style-name="ce1" table:formula="of:=VLOOKUP([.$A26];[.$A$2:.$U$21];[.K$23];0)" office:value-type="percentage" office:value="0.3614326445" calcext:value-type="percentage">
            <text:p>36.14%</text:p>
          </table:table-cell>
          <table:table-cell table:style-name="ce1" table:formula="of:=VLOOKUP([.$A26];[.$A$2:.$U$21];[.L$23];0)" office:value-type="percentage" office:value="0.449913093968" calcext:value-type="percentage">
            <text:p>44.99%</text:p>
          </table:table-cell>
          <table:table-cell table:style-name="ce1" table:formula="of:=VLOOKUP([.$A26];[.$A$2:.$U$21];[.M$23];0)" office:value-type="percentage" office:value="0.54468189942" calcext:value-type="percentage">
            <text:p>54.47%</text:p>
          </table:table-cell>
          <table:table-cell table:style-name="ce1" table:formula="of:=VLOOKUP([.$A26];[.$A$2:.$U$21];[.N$23];0)" office:value-type="percentage" office:value="0.560364827866" calcext:value-type="percentage">
            <text:p>56.04%</text:p>
          </table:table-cell>
          <table:table-cell table:style-name="ce1" table:formula="of:=VLOOKUP([.$A26];[.$A$2:.$U$21];[.O$23];0)" office:value-type="percentage" office:value="0.538744554038" calcext:value-type="percentage">
            <text:p>53.87%</text:p>
          </table:table-cell>
          <table:table-cell table:style-name="ce1" table:formula="of:=VLOOKUP([.$A26];[.$A$2:.$U$21];[.P$23];0)" office:value-type="percentage" office:value="-0.302187886136" calcext:value-type="percentage">
            <text:p>-30.22%</text:p>
          </table:table-cell>
          <table:table-cell table:style-name="ce1" table:formula="of:=VLOOKUP([.$A26];[.$A$2:.$U$21];[.Q$23];0)" office:value-type="percentage" office:value="0.396559464472" calcext:value-type="percentage">
            <text:p>39.66%</text:p>
          </table:table-cell>
          <table:table-cell table:style-name="ce1" table:formula="of:=VLOOKUP([.$A26];[.$A$2:.$U$21];[.R$23];0)" office:value-type="percentage" office:value="0.40734891946" calcext:value-type="percentage">
            <text:p>40.73%</text:p>
          </table:table-cell>
          <table:table-cell table:style-name="ce1" table:formula="of:=VLOOKUP([.$A26];[.$A$2:.$U$21];[.S$23];0)" office:value-type="percentage" office:value="0.14404324437" calcext:value-type="percentage">
            <text:p>14.40%</text:p>
          </table:table-cell>
          <table:table-cell table:style-name="ce1" table:formula="of:=VLOOKUP([.$A26];[.$A$2:.$U$21];[.T$23];0)" office:value-type="percentage" office:value="0.2069589573" calcext:value-type="percentage">
            <text:p>20.70%</text:p>
          </table:table-cell>
          <table:table-cell table:style-name="ce1" table:formula="of:=VLOOKUP([.$A26];[.$A$2:.$U$21];[.U$23];0)" office:value-type="percentage" office:value="0.511912845975" calcext:value-type="percentage">
            <text:p>51.19%</text:p>
          </table:table-cell>
        </table:table-row>
        <table:table-row table:style-name="ro1">
          <table:table-cell office:value-type="string" calcext:value-type="string">
            <text:p>deferral_payments</text:p>
          </table:table-cell>
          <table:table-cell table:style-name="ce1" table:formula="of:=VLOOKUP([.$A27];[.$A$2:.$U$21];[.B$23];0)" office:value-type="percentage" office:value="-0.0390672626834" calcext:value-type="percentage">
            <text:p>-3.91%</text:p>
          </table:table-cell>
          <table:table-cell table:style-name="ce1" table:formula="of:=VLOOKUP([.$A27];[.$A$2:.$U$21];[.C$23];0)" office:value-type="percentage" office:value="0.243606393803" calcext:value-type="percentage">
            <text:p>24.36%</text:p>
          </table:table-cell>
          <table:table-cell table:style-name="ce1" table:formula="of:=VLOOKUP([.$A27];[.$A$2:.$U$21];[.D$23];0)" office:value-type="percentage" office:value="1" calcext:value-type="percentage">
            <text:p>100.00%</text:p>
          </table:table-cell>
          <table:table-cell table:style-name="ce1" table:formula="of:=VLOOKUP([.$A27];[.$A$2:.$U$21];[.E$23];0)" office:value-type="percentage" office:value="0.141531112245" calcext:value-type="percentage">
            <text:p>14.15%</text:p>
          </table:table-cell>
          <table:table-cell table:style-name="ce1" table:formula="of:=VLOOKUP([.$A27];[.$A$2:.$U$21];[.F$23];0)" office:value-type="percentage" office:value="0.0146820681443" calcext:value-type="percentage">
            <text:p>1.47%</text:p>
          </table:table-cell>
          <table:table-cell table:style-name="ce1" table:formula="of:=VLOOKUP([.$A27];[.$A$2:.$U$21];[.G$23];0)" office:value-type="percentage" office:value="0.17469527847" calcext:value-type="percentage">
            <text:p>17.47%</text:p>
          </table:table-cell>
          <table:table-cell table:style-name="ce1" table:formula="of:=VLOOKUP([.$A27];[.$A$2:.$U$21];[.H$23];0)" office:value-type="percentage" office:value="-0.0303867520065" calcext:value-type="percentage">
            <text:p>-3.04%</text:p>
          </table:table-cell>
          <table:table-cell table:style-name="ce1" table:formula="of:=VLOOKUP([.$A27];[.$A$2:.$U$21];[.I$23];0)" office:value-type="percentage" office:value="-0.543416235181" calcext:value-type="percentage">
            <text:p>-54.34%</text:p>
          </table:table-cell>
          <table:table-cell table:style-name="ce1" table:formula="of:=VLOOKUP([.$A27];[.$A$2:.$U$21];[.J$23];0)" office:value-type="percentage" office:value="0.119081553954" calcext:value-type="percentage">
            <text:p>11.91%</text:p>
          </table:table-cell>
          <table:table-cell table:style-name="ce1" table:formula="of:=VLOOKUP([.$A27];[.$A$2:.$U$21];[.K$23];0)" office:value-type="percentage" office:value="-0.0201350528929" calcext:value-type="percentage">
            <text:p>-2.01%</text:p>
          </table:table-cell>
          <table:table-cell table:style-name="ce1" table:formula="of:=VLOOKUP([.$A27];[.$A$2:.$U$21];[.L$23];0)" office:value-type="percentage" office:value="0.117976186784" calcext:value-type="percentage">
            <text:p>11.80%</text:p>
          </table:table-cell>
          <table:table-cell table:style-name="ce1" table:formula="of:=VLOOKUP([.$A27];[.$A$2:.$U$21];[.M$23];0)" office:value-type="percentage" office:value="0.369037666621" calcext:value-type="percentage">
            <text:p>36.90%</text:p>
          </table:table-cell>
          <table:table-cell table:style-name="ce1" table:formula="of:=VLOOKUP([.$A27];[.$A$2:.$U$21];[.N$23];0)" office:value-type="percentage" office:value="0.119951504873" calcext:value-type="percentage">
            <text:p>12.00%</text:p>
          </table:table-cell>
          <table:table-cell table:style-name="ce1" table:formula="of:=VLOOKUP([.$A27];[.$A$2:.$U$21];[.O$23];0)" office:value-type="percentage" office:value="0.0886142146513" calcext:value-type="percentage">
            <text:p>8.86%</text:p>
          </table:table-cell>
          <table:table-cell table:style-name="ce1" table:formula="of:=VLOOKUP([.$A27];[.$A$2:.$U$21];[.P$23];0)" office:value-type="percentage" office:value="-0.0946618379485" calcext:value-type="percentage">
            <text:p>-9.47%</text:p>
          </table:table-cell>
          <table:table-cell table:style-name="ce1" table:formula="of:=VLOOKUP([.$A27];[.$A$2:.$U$21];[.Q$23];0)" office:value-type="percentage" office:value="0.124692429925" calcext:value-type="percentage">
            <text:p>12.47%</text:p>
          </table:table-cell>
          <table:table-cell table:style-name="ce1" table:formula="of:=VLOOKUP([.$A27];[.$A$2:.$U$21];[.R$23];0)" office:value-type="percentage" office:value="0.217234951293" calcext:value-type="percentage">
            <text:p>21.72%</text:p>
          </table:table-cell>
          <table:table-cell table:style-name="ce1" table:formula="of:=VLOOKUP([.$A27];[.$A$2:.$U$21];[.S$23];0)" office:value-type="percentage" office:value="0.029140811802" calcext:value-type="percentage">
            <text:p>2.91%</text:p>
          </table:table-cell>
          <table:table-cell table:style-name="ce1" table:formula="of:=VLOOKUP([.$A27];[.$A$2:.$U$21];[.T$23];0)" office:value-type="percentage" office:value="0.00237448382555" calcext:value-type="percentage">
            <text:p>0.24%</text:p>
          </table:table-cell>
          <table:table-cell table:style-name="ce1" table:formula="of:=VLOOKUP([.$A27];[.$A$2:.$U$21];[.U$23];0)" office:value-type="percentage" office:value="0.210610280687" calcext:value-type="percentage">
            <text:p>21.06%</text:p>
          </table:table-cell>
        </table:table-row>
        <table:table-row table:style-name="ro1">
          <table:table-cell office:value-type="string" calcext:value-type="string">
            <text:p>total_payments</text:p>
          </table:table-cell>
          <table:table-cell table:style-name="ce1" table:formula="of:=VLOOKUP([.$A28];[.$A$2:.$U$21];[.B$23];0)" office:value-type="percentage" office:value="0.242520645593" calcext:value-type="percentage">
            <text:p>24.25%</text:p>
          </table:table-cell>
          <table:table-cell table:style-name="ce1" table:formula="of:=VLOOKUP([.$A28];[.$A$2:.$U$21];[.C$23];0)" office:value-type="percentage" office:value="0.51129310319" calcext:value-type="percentage">
            <text:p>51.13%</text:p>
          </table:table-cell>
          <table:table-cell table:style-name="ce1" table:formula="of:=VLOOKUP([.$A28];[.$A$2:.$U$21];[.D$23];0)" office:value-type="percentage" office:value="0.141531112245" calcext:value-type="percentage">
            <text:p>14.15%</text:p>
          </table:table-cell>
          <table:table-cell table:style-name="ce1" table:formula="of:=VLOOKUP([.$A28];[.$A$2:.$U$21];[.E$23];0)" office:value-type="percentage" office:value="1" calcext:value-type="percentage">
            <text:p>100.00%</text:p>
          </table:table-cell>
          <table:table-cell table:style-name="ce1" table:formula="of:=VLOOKUP([.$A28];[.$A$2:.$U$21];[.F$23];0)" office:value-type="percentage" office:value="0.964213542237" calcext:value-type="percentage">
            <text:p>96.42%</text:p>
          </table:table-cell>
          <table:table-cell table:style-name="ce1" table:formula="of:=VLOOKUP([.$A28];[.$A$2:.$U$21];[.G$23];0)" office:value-type="percentage" office:value="0.559795188205" calcext:value-type="percentage">
            <text:p>55.98%</text:p>
          </table:table-cell>
          <table:table-cell table:style-name="ce1" table:formula="of:=VLOOKUP([.$A28];[.$A$2:.$U$21];[.H$23];0)" office:value-type="percentage" office:value="0.127652910977" calcext:value-type="percentage">
            <text:p>12.77%</text:p>
          </table:table-cell>
          <table:table-cell table:style-name="ce1" table:formula="of:=VLOOKUP([.$A28];[.$A$2:.$U$21];[.I$23];0)" office:value-type="percentage" office:value="-0.103968953866" calcext:value-type="percentage">
            <text:p>-10.40%</text:p>
          </table:table-cell>
          <table:table-cell table:style-name="ce1" table:formula="of:=VLOOKUP([.$A28];[.$A$2:.$U$21];[.J$23];0)" office:value-type="percentage" office:value="0.661676565442" calcext:value-type="percentage">
            <text:p>66.17%</text:p>
          </table:table-cell>
          <table:table-cell table:style-name="ce1" table:formula="of:=VLOOKUP([.$A28];[.$A$2:.$U$21];[.K$23];0)" office:value-type="percentage" office:value="0.151734201219" calcext:value-type="percentage">
            <text:p>15.17%</text:p>
          </table:table-cell>
          <table:table-cell table:style-name="ce1" table:formula="of:=VLOOKUP([.$A28];[.$A$2:.$U$21];[.L$23];0)" office:value-type="percentage" office:value="0.598970769423" calcext:value-type="percentage">
            <text:p>59.90%</text:p>
          </table:table-cell>
          <table:table-cell table:style-name="ce1" table:formula="of:=VLOOKUP([.$A28];[.$A$2:.$U$21];[.M$23];0)" office:value-type="percentage" office:value="0.830184452502" calcext:value-type="percentage">
            <text:p>83.02%</text:p>
          </table:table-cell>
          <table:table-cell table:style-name="ce1" table:formula="of:=VLOOKUP([.$A28];[.$A$2:.$U$21];[.N$23];0)" office:value-type="percentage" office:value="0.520633865202" calcext:value-type="percentage">
            <text:p>52.06%</text:p>
          </table:table-cell>
          <table:table-cell table:style-name="ce1" table:formula="of:=VLOOKUP([.$A28];[.$A$2:.$U$21];[.O$23];0)" office:value-type="percentage" office:value="0.603826273207" calcext:value-type="percentage">
            <text:p>60.38%</text:p>
          </table:table-cell>
          <table:table-cell table:style-name="ce1" table:formula="of:=VLOOKUP([.$A28];[.$A$2:.$U$21];[.P$23];0)" office:value-type="percentage" office:value="-0.0259157197965" calcext:value-type="percentage">
            <text:p>-2.59%</text:p>
          </table:table-cell>
          <table:table-cell table:style-name="ce1" table:formula="of:=VLOOKUP([.$A28];[.$A$2:.$U$21];[.Q$23];0)" office:value-type="percentage" office:value="0.197708540324" calcext:value-type="percentage">
            <text:p>19.77%</text:p>
          </table:table-cell>
          <table:table-cell table:style-name="ce1" table:formula="of:=VLOOKUP([.$A28];[.$A$2:.$U$21];[.R$23];0)" office:value-type="percentage" office:value="0.215986746235" calcext:value-type="percentage">
            <text:p>21.60%</text:p>
          </table:table-cell>
          <table:table-cell table:style-name="ce1" table:formula="of:=VLOOKUP([.$A28];[.$A$2:.$U$21];[.S$23];0)" office:value-type="percentage" office:value="0.00909323617868" calcext:value-type="percentage">
            <text:p>0.91%</text:p>
          </table:table-cell>
          <table:table-cell table:style-name="ce1" table:formula="of:=VLOOKUP([.$A28];[.$A$2:.$U$21];[.T$23];0)" office:value-type="percentage" office:value="0.0622088765827" calcext:value-type="percentage">
            <text:p>6.22%</text:p>
          </table:table-cell>
          <table:table-cell table:style-name="ce1" table:formula="of:=VLOOKUP([.$A28];[.$A$2:.$U$21];[.U$23];0)" office:value-type="percentage" office:value="0.254308229178" calcext:value-type="percentage">
            <text:p>25.43%</text:p>
          </table:table-cell>
        </table:table-row>
        <table:table-row table:style-name="ro1">
          <table:table-cell office:value-type="string" calcext:value-type="string">
            <text:p>loan_advances</text:p>
          </table:table-cell>
          <table:table-cell table:style-name="ce1" table:formula="of:=VLOOKUP([.$A29];[.$A$2:.$U$21];[.B$23];0)" office:value-type="percentage" office:value="0.220294962757" calcext:value-type="percentage">
            <text:p>22.03%</text:p>
          </table:table-cell>
          <table:table-cell table:style-name="ce1" table:formula="of:=VLOOKUP([.$A29];[.$A$2:.$U$21];[.C$23];0)" office:value-type="percentage" office:value="0.387788291433" calcext:value-type="percentage">
            <text:p>38.78%</text:p>
          </table:table-cell>
          <table:table-cell table:style-name="ce1" table:formula="of:=VLOOKUP([.$A29];[.$A$2:.$U$21];[.D$23];0)" office:value-type="percentage" office:value="0.0146820681443" calcext:value-type="percentage">
            <text:p>1.47%</text:p>
          </table:table-cell>
          <table:table-cell table:style-name="ce1" table:formula="of:=VLOOKUP([.$A29];[.$A$2:.$U$21];[.E$23];0)" office:value-type="percentage" office:value="0.964213542237" calcext:value-type="percentage">
            <text:p>96.42%</text:p>
          </table:table-cell>
          <table:table-cell table:style-name="ce1" table:formula="of:=VLOOKUP([.$A29];[.$A$2:.$U$21];[.F$23];0)" office:value-type="percentage" office:value="1" calcext:value-type="percentage">
            <text:p>100.00%</text:p>
          </table:table-cell>
          <table:table-cell table:style-name="ce1" table:formula="of:=VLOOKUP([.$A29];[.$A$2:.$U$21];[.G$23];0)" office:value-type="percentage" office:value="0.432386551435" calcext:value-type="percentage">
            <text:p>43.24%</text:p>
          </table:table-cell>
          <table:table-cell table:style-name="ce1" table:formula="of:=VLOOKUP([.$A29];[.$A$2:.$U$21];[.H$23];0)" office:value-type="percentage" office:value="-0.00487075341754" calcext:value-type="percentage">
            <text:p>-0.49%</text:p>
          </table:table-cell>
          <table:table-cell table:style-name="ce1" table:formula="of:=VLOOKUP([.$A29];[.$A$2:.$U$21];[.I$23];0)" office:value-type="percentage" office:value="-0.0253676925479" calcext:value-type="percentage">
            <text:p>-2.54%</text:p>
          </table:table-cell>
          <table:table-cell table:style-name="ce1" table:formula="of:=VLOOKUP([.$A29];[.$A$2:.$U$21];[.J$23];0)" office:value-type="percentage" office:value="0.630061008418" calcext:value-type="percentage">
            <text:p>63.01%</text:p>
          </table:table-cell>
          <table:table-cell table:style-name="ce1" table:formula="of:=VLOOKUP([.$A29];[.$A$2:.$U$21];[.K$23];0)" office:value-type="percentage" office:value="0.121676622133" calcext:value-type="percentage">
            <text:p>12.17%</text:p>
          </table:table-cell>
          <table:table-cell table:style-name="ce1" table:formula="of:=VLOOKUP([.$A29];[.$A$2:.$U$21];[.L$23];0)" office:value-type="percentage" office:value="0.568085637245" calcext:value-type="percentage">
            <text:p>56.81%</text:p>
          </table:table-cell>
          <table:table-cell table:style-name="ce1" table:formula="of:=VLOOKUP([.$A29];[.$A$2:.$U$21];[.M$23];0)" office:value-type="percentage" office:value="0.759361973028" calcext:value-type="percentage">
            <text:p>75.94%</text:p>
          </table:table-cell>
          <table:table-cell table:style-name="ce1" table:formula="of:=VLOOKUP([.$A29];[.$A$2:.$U$21];[.N$23];0)" office:value-type="percentage" office:value="0.402060291583" calcext:value-type="percentage">
            <text:p>40.21%</text:p>
          </table:table-cell>
          <table:table-cell table:style-name="ce1" table:formula="of:=VLOOKUP([.$A29];[.$A$2:.$U$21];[.O$23];0)" office:value-type="percentage" office:value="0.58128945414" calcext:value-type="percentage">
            <text:p>58.13%</text:p>
          </table:table-cell>
          <table:table-cell table:style-name="ce1" table:formula="of:=VLOOKUP([.$A29];[.$A$2:.$U$21];[.P$23];0)" office:value-type="percentage" office:value="-0.0275417630602" calcext:value-type="percentage">
            <text:p>-2.75%</text:p>
          </table:table-cell>
          <table:table-cell table:style-name="ce1" table:formula="of:=VLOOKUP([.$A29];[.$A$2:.$U$21];[.Q$23];0)" office:value-type="percentage" office:value="0.115600379024" calcext:value-type="percentage">
            <text:p>11.56%</text:p>
          </table:table-cell>
          <table:table-cell table:style-name="ce1" table:formula="of:=VLOOKUP([.$A29];[.$A$2:.$U$21];[.R$23];0)" office:value-type="percentage" office:value="0.100622121381" calcext:value-type="percentage">
            <text:p>10.06%</text:p>
          </table:table-cell>
          <table:table-cell table:style-name="ce1" table:formula="of:=VLOOKUP([.$A29];[.$A$2:.$U$21];[.S$23];0)" office:value-type="percentage" office:value="-0.0195177229365" calcext:value-type="percentage">
            <text:p>-1.95%</text:p>
          </table:table-cell>
          <table:table-cell table:style-name="ce1" table:formula="of:=VLOOKUP([.$A29];[.$A$2:.$U$21];[.T$23];0)" office:value-type="percentage" office:value="-0.00967902218975" calcext:value-type="percentage">
            <text:p>-0.97%</text:p>
          </table:table-cell>
          <table:table-cell table:style-name="ce1" table:formula="of:=VLOOKUP([.$A29];[.$A$2:.$U$21];[.U$23];0)" office:value-type="percentage" office:value="0.137420970794" calcext:value-type="percentage">
            <text:p>13.74%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 table:style-name="ce1" table:formula="of:=VLOOKUP([.$A30];[.$A$2:.$U$21];[.B$23];0)" office:value-type="percentage" office:value="0.359381303662" calcext:value-type="percentage">
            <text:p>35.94%</text:p>
          </table:table-cell>
          <table:table-cell table:style-name="ce1" table:formula="of:=VLOOKUP([.$A30];[.$A$2:.$U$21];[.C$23];0)" office:value-type="percentage" office:value="0.649637633909" calcext:value-type="percentage">
            <text:p>64.96%</text:p>
          </table:table-cell>
          <table:table-cell table:style-name="ce1" table:formula="of:=VLOOKUP([.$A30];[.$A$2:.$U$21];[.D$23];0)" office:value-type="percentage" office:value="0.17469527847" calcext:value-type="percentage">
            <text:p>17.47%</text:p>
          </table:table-cell>
          <table:table-cell table:style-name="ce1" table:formula="of:=VLOOKUP([.$A30];[.$A$2:.$U$21];[.E$23];0)" office:value-type="percentage" office:value="0.559795188205" calcext:value-type="percentage">
            <text:p>55.98%</text:p>
          </table:table-cell>
          <table:table-cell table:style-name="ce1" table:formula="of:=VLOOKUP([.$A30];[.$A$2:.$U$21];[.F$23];0)" office:value-type="percentage" office:value="0.432386551435" calcext:value-type="percentage">
            <text:p>43.24%</text:p>
          </table:table-cell>
          <table:table-cell table:style-name="ce1" table:formula="of:=VLOOKUP([.$A30];[.$A$2:.$U$21];[.G$23];0)" office:value-type="percentage" office:value="1" calcext:value-type="percentage">
            <text:p>100.00%</text:p>
          </table:table-cell>
          <table:table-cell table:style-name="ce1" table:formula="of:=VLOOKUP([.$A30];[.$A$2:.$U$21];[.H$23];0)" office:value-type="percentage" office:value="-0.0432032823267" calcext:value-type="percentage">
            <text:p>-4.32%</text:p>
          </table:table-cell>
          <table:table-cell table:style-name="ce1" table:formula="of:=VLOOKUP([.$A30];[.$A$2:.$U$21];[.I$23];0)" office:value-type="percentage" office:value="-0.331748986518" calcext:value-type="percentage">
            <text:p>-33.17%</text:p>
          </table:table-cell>
          <table:table-cell table:style-name="ce1" table:formula="of:=VLOOKUP([.$A30];[.$A$2:.$U$21];[.J$23];0)" office:value-type="percentage" office:value="0.461614735468" calcext:value-type="percentage">
            <text:p>46.16%</text:p>
          </table:table-cell>
          <table:table-cell table:style-name="ce1" table:formula="of:=VLOOKUP([.$A30];[.$A$2:.$U$21];[.K$23];0)" office:value-type="percentage" office:value="0.246102762424" calcext:value-type="percentage">
            <text:p>24.61%</text:p>
          </table:table-cell>
          <table:table-cell table:style-name="ce1" table:formula="of:=VLOOKUP([.$A30];[.$A$2:.$U$21];[.L$23];0)" office:value-type="percentage" office:value="0.416767999095" calcext:value-type="percentage">
            <text:p>41.68%</text:p>
          </table:table-cell>
          <table:table-cell table:style-name="ce1" table:formula="of:=VLOOKUP([.$A30];[.$A$2:.$U$21];[.M$23];0)" office:value-type="percentage" office:value="0.383661089718" calcext:value-type="percentage">
            <text:p>38.37%</text:p>
          </table:table-cell>
          <table:table-cell table:style-name="ce1" table:formula="of:=VLOOKUP([.$A30];[.$A$2:.$U$21];[.N$23];0)" office:value-type="percentage" office:value="0.497975814653" calcext:value-type="percentage">
            <text:p>49.80%</text:p>
          </table:table-cell>
          <table:table-cell table:style-name="ce1" table:formula="of:=VLOOKUP([.$A30];[.$A$2:.$U$21];[.O$23];0)" office:value-type="percentage" office:value="0.423973732836" calcext:value-type="percentage">
            <text:p>42.40%</text:p>
          </table:table-cell>
          <table:table-cell table:style-name="ce1" table:formula="of:=VLOOKUP([.$A30];[.$A$2:.$U$21];[.P$23];0)" office:value-type="percentage" office:value="-0.176013434339" calcext:value-type="percentage">
            <text:p>-17.60%</text:p>
          </table:table-cell>
          <table:table-cell table:style-name="ce1" table:formula="of:=VLOOKUP([.$A30];[.$A$2:.$U$21];[.Q$23];0)" office:value-type="percentage" office:value="0.520081104133" calcext:value-type="percentage">
            <text:p>52.01%</text:p>
          </table:table-cell>
          <table:table-cell table:style-name="ce1" table:formula="of:=VLOOKUP([.$A30];[.$A$2:.$U$21];[.R$23];0)" office:value-type="percentage" office:value="0.641137079753" calcext:value-type="percentage">
            <text:p>64.11%</text:p>
          </table:table-cell>
          <table:table-cell table:style-name="ce1" table:formula="of:=VLOOKUP([.$A30];[.$A$2:.$U$21];[.S$23];0)" office:value-type="percentage" office:value="0.174600947829" calcext:value-type="percentage">
            <text:p>17.46%</text:p>
          </table:table-cell>
          <table:table-cell table:style-name="ce1" table:formula="of:=VLOOKUP([.$A30];[.$A$2:.$U$21];[.T$23];0)" office:value-type="percentage" office:value="0.448719481678" calcext:value-type="percentage">
            <text:p>44.87%</text:p>
          </table:table-cell>
          <table:table-cell table:style-name="ce1" table:formula="of:=VLOOKUP([.$A30];[.$A$2:.$U$21];[.U$23];0)" office:value-type="percentage" office:value="0.665150870095" calcext:value-type="percentage">
            <text:p>66.52%</text:p>
          </table:table-cell>
        </table:table-row>
        <table:table-row table:style-name="ro1">
          <table:table-cell office:value-type="string" calcext:value-type="string">
            <text:p>restricted_stock_deferred</text:p>
          </table:table-cell>
          <table:table-cell table:style-name="ce1" table:formula="of:=VLOOKUP([.$A31];[.$A$2:.$U$21];[.B$23];0)" office:value-type="percentage" office:value="-0.0213875352284" calcext:value-type="percentage">
            <text:p>-2.14%</text:p>
          </table:table-cell>
          <table:table-cell table:style-name="ce1" table:formula="of:=VLOOKUP([.$A31];[.$A$2:.$U$21];[.C$23];0)" office:value-type="percentage" office:value="-0.0885295446149" calcext:value-type="percentage">
            <text:p>-8.85%</text:p>
          </table:table-cell>
          <table:table-cell table:style-name="ce1" table:formula="of:=VLOOKUP([.$A31];[.$A$2:.$U$21];[.D$23];0)" office:value-type="percentage" office:value="-0.0303867520065" calcext:value-type="percentage">
            <text:p>-3.04%</text:p>
          </table:table-cell>
          <table:table-cell table:style-name="ce1" table:formula="of:=VLOOKUP([.$A31];[.$A$2:.$U$21];[.E$23];0)" office:value-type="percentage" office:value="0.127652910977" calcext:value-type="percentage">
            <text:p>12.77%</text:p>
          </table:table-cell>
          <table:table-cell table:style-name="ce1" table:formula="of:=VLOOKUP([.$A31];[.$A$2:.$U$21];[.F$23];0)" office:value-type="percentage" office:value="-0.00487075341754" calcext:value-type="percentage">
            <text:p>-0.49%</text:p>
          </table:table-cell>
          <table:table-cell table:style-name="ce1" table:formula="of:=VLOOKUP([.$A31];[.$A$2:.$U$21];[.G$23];0)" office:value-type="percentage" office:value="-0.0432032823267" calcext:value-type="percentage">
            <text:p>-4.32%</text:p>
          </table:table-cell>
          <table:table-cell table:style-name="ce1" table:formula="of:=VLOOKUP([.$A31];[.$A$2:.$U$21];[.H$23];0)" office:value-type="percentage" office:value="1" calcext:value-type="percentage">
            <text:p>100.00%</text:p>
          </table:table-cell>
          <table:table-cell table:style-name="ce1" table:formula="of:=VLOOKUP([.$A31];[.$A$2:.$U$21];[.I$23];0)" office:value-type="percentage" office:value="0.0478429154782" calcext:value-type="percentage">
            <text:p>4.78%</text:p>
          </table:table-cell>
          <table:table-cell table:style-name="ce1" table:formula="of:=VLOOKUP([.$A31];[.$A$2:.$U$21];[.J$23];0)" office:value-type="percentage" office:value="-0.0450487950317" calcext:value-type="percentage">
            <text:p>-4.50%</text:p>
          </table:table-cell>
          <table:table-cell table:style-name="ce1" table:formula="of:=VLOOKUP([.$A31];[.$A$2:.$U$21];[.K$23];0)" office:value-type="percentage" office:value="-0.0675393457922" calcext:value-type="percentage">
            <text:p>-6.75%</text:p>
          </table:table-cell>
          <table:table-cell table:style-name="ce1" table:formula="of:=VLOOKUP([.$A31];[.$A$2:.$U$21];[.L$23];0)" office:value-type="percentage" office:value="-0.00218135157693" calcext:value-type="percentage">
            <text:p>-0.22%</text:p>
          </table:table-cell>
          <table:table-cell table:style-name="ce1" table:formula="of:=VLOOKUP([.$A31];[.$A$2:.$U$21];[.M$23];0)" office:value-type="percentage" office:value="-0.00726097114455" calcext:value-type="percentage">
            <text:p>-0.73%</text:p>
          </table:table-cell>
          <table:table-cell table:style-name="ce1" table:formula="of:=VLOOKUP([.$A31];[.$A$2:.$U$21];[.N$23];0)" office:value-type="percentage" office:value="-0.0388155134698" calcext:value-type="percentage">
            <text:p>-3.88%</text:p>
          </table:table-cell>
          <table:table-cell table:style-name="ce1" table:formula="of:=VLOOKUP([.$A31];[.$A$2:.$U$21];[.O$23];0)" office:value-type="percentage" office:value="-0.145452052952" calcext:value-type="percentage">
            <text:p>-14.55%</text:p>
          </table:table-cell>
          <table:table-cell table:style-name="ce1" table:formula="of:=VLOOKUP([.$A31];[.$A$2:.$U$21];[.P$23];0)" office:value-type="percentage" office:value="0.346193385412" calcext:value-type="percentage">
            <text:p>34.62%</text:p>
          </table:table-cell>
          <table:table-cell table:style-name="ce1" table:formula="of:=VLOOKUP([.$A31];[.$A$2:.$U$21];[.Q$23];0)" office:value-type="percentage" office:value="-0.0276450153072" calcext:value-type="percentage">
            <text:p>-2.76%</text:p>
          </table:table-cell>
          <table:table-cell table:style-name="ce1" table:formula="of:=VLOOKUP([.$A31];[.$A$2:.$U$21];[.R$23];0)" office:value-type="percentage" office:value="-0.0466531980628" calcext:value-type="percentage">
            <text:p>-4.67%</text:p>
          </table:table-cell>
          <table:table-cell table:style-name="ce1" table:formula="of:=VLOOKUP([.$A31];[.$A$2:.$U$21];[.S$23];0)" office:value-type="percentage" office:value="-0.0223959274226" calcext:value-type="percentage">
            <text:p>-2.24%</text:p>
          </table:table-cell>
          <table:table-cell table:style-name="ce1" table:formula="of:=VLOOKUP([.$A31];[.$A$2:.$U$21];[.T$23];0)" office:value-type="percentage" office:value="-0.0222677517113" calcext:value-type="percentage">
            <text:p>-2.23%</text:p>
          </table:table-cell>
          <table:table-cell table:style-name="ce1" table:formula="of:=VLOOKUP([.$A31];[.$A$2:.$U$21];[.U$23];0)" office:value-type="percentage" office:value="-0.0208756823271" calcext:value-type="percentage">
            <text:p>-2.09%</text:p>
          </table:table-cell>
        </table:table-row>
        <table:table-row table:style-name="ro1">
          <table:table-cell office:value-type="string" calcext:value-type="string">
            <text:p>deferred_income</text:p>
          </table:table-cell>
          <table:table-cell table:style-name="ce1" table:formula="of:=VLOOKUP([.$A32];[.$A$2:.$U$21];[.B$23];0)" office:value-type="percentage" office:value="-0.274761778742" calcext:value-type="percentage">
            <text:p>-27.48%</text:p>
          </table:table-cell>
          <table:table-cell table:style-name="ce1" table:formula="of:=VLOOKUP([.$A32];[.$A$2:.$U$21];[.C$23];0)" office:value-type="percentage" office:value="-0.330233599019" calcext:value-type="percentage">
            <text:p>-33.02%</text:p>
          </table:table-cell>
          <table:table-cell table:style-name="ce1" table:formula="of:=VLOOKUP([.$A32];[.$A$2:.$U$21];[.D$23];0)" office:value-type="percentage" office:value="-0.543416235181" calcext:value-type="percentage">
            <text:p>-54.34%</text:p>
          </table:table-cell>
          <table:table-cell table:style-name="ce1" table:formula="of:=VLOOKUP([.$A32];[.$A$2:.$U$21];[.E$23];0)" office:value-type="percentage" office:value="-0.103968953866" calcext:value-type="percentage">
            <text:p>-10.40%</text:p>
          </table:table-cell>
          <table:table-cell table:style-name="ce1" table:formula="of:=VLOOKUP([.$A32];[.$A$2:.$U$21];[.F$23];0)" office:value-type="percentage" office:value="-0.0253676925479" calcext:value-type="percentage">
            <text:p>-2.54%</text:p>
          </table:table-cell>
          <table:table-cell table:style-name="ce1" table:formula="of:=VLOOKUP([.$A32];[.$A$2:.$U$21];[.G$23];0)" office:value-type="percentage" office:value="-0.331748986518" calcext:value-type="percentage">
            <text:p>-33.17%</text:p>
          </table:table-cell>
          <table:table-cell table:style-name="ce1" table:formula="of:=VLOOKUP([.$A32];[.$A$2:.$U$21];[.H$23];0)" office:value-type="percentage" office:value="0.0478429154782" calcext:value-type="percentage">
            <text:p>4.78%</text:p>
          </table:table-cell>
          <table:table-cell table:style-name="ce1" table:formula="of:=VLOOKUP([.$A32];[.$A$2:.$U$21];[.I$23];0)" office:value-type="percentage" office:value="1" calcext:value-type="percentage">
            <text:p>100.00%</text:p>
          </table:table-cell>
          <table:table-cell table:style-name="ce1" table:formula="of:=VLOOKUP([.$A32];[.$A$2:.$U$21];[.J$23];0)" office:value-type="percentage" office:value="-0.245018003997" calcext:value-type="percentage">
            <text:p>-24.50%</text:p>
          </table:table-cell>
          <table:table-cell table:style-name="ce1" table:formula="of:=VLOOKUP([.$A32];[.$A$2:.$U$21];[.K$23];0)" office:value-type="percentage" office:value="-0.0416384744343" calcext:value-type="percentage">
            <text:p>-4.16%</text:p>
          </table:table-cell>
          <table:table-cell table:style-name="ce1" table:formula="of:=VLOOKUP([.$A32];[.$A$2:.$U$21];[.L$23];0)" office:value-type="percentage" office:value="-0.268770665724" calcext:value-type="percentage">
            <text:p>-26.88%</text:p>
          </table:table-cell>
          <table:table-cell table:style-name="ce1" table:formula="of:=VLOOKUP([.$A32];[.$A$2:.$U$21];[.M$23];0)" office:value-type="percentage" office:value="-0.265704091351" calcext:value-type="percentage">
            <text:p>-26.57%</text:p>
          </table:table-cell>
          <table:table-cell table:style-name="ce1" table:formula="of:=VLOOKUP([.$A32];[.$A$2:.$U$21];[.N$23];0)" office:value-type="percentage" office:value="-0.296561412017" calcext:value-type="percentage">
            <text:p>-29.66%</text:p>
          </table:table-cell>
          <table:table-cell table:style-name="ce1" table:formula="of:=VLOOKUP([.$A32];[.$A$2:.$U$21];[.O$23];0)" office:value-type="percentage" office:value="-0.12648650577" calcext:value-type="percentage">
            <text:p>-12.65%</text:p>
          </table:table-cell>
          <table:table-cell table:style-name="ce1" table:formula="of:=VLOOKUP([.$A32];[.$A$2:.$U$21];[.P$23];0)" office:value-type="percentage" office:value="0.0757755473094" calcext:value-type="percentage">
            <text:p>7.58%</text:p>
          </table:table-cell>
          <table:table-cell table:style-name="ce1" table:formula="of:=VLOOKUP([.$A32];[.$A$2:.$U$21];[.Q$23];0)" office:value-type="percentage" office:value="-0.122059927999" calcext:value-type="percentage">
            <text:p>-12.21%</text:p>
          </table:table-cell>
          <table:table-cell table:style-name="ce1" table:formula="of:=VLOOKUP([.$A32];[.$A$2:.$U$21];[.R$23];0)" office:value-type="percentage" office:value="-0.195217499406" calcext:value-type="percentage">
            <text:p>-19.52%</text:p>
          </table:table-cell>
          <table:table-cell table:style-name="ce1" table:formula="of:=VLOOKUP([.$A32];[.$A$2:.$U$21];[.S$23];0)" office:value-type="percentage" office:value="-0.0148419162609" calcext:value-type="percentage">
            <text:p>-1.48%</text:p>
          </table:table-cell>
          <table:table-cell table:style-name="ce1" table:formula="of:=VLOOKUP([.$A32];[.$A$2:.$U$21];[.T$23];0)" office:value-type="percentage" office:value="-0.0049919279866" calcext:value-type="percentage">
            <text:p>-0.50%</text:p>
          </table:table-cell>
          <table:table-cell table:style-name="ce1" table:formula="of:=VLOOKUP([.$A32];[.$A$2:.$U$21];[.U$23];0)" office:value-type="percentage" office:value="-0.236774905886" calcext:value-type="percentage">
            <text:p>-23.68%</text:p>
          </table:table-cell>
        </table:table-row>
        <table:table-row table:style-name="ro1">
          <table:table-cell office:value-type="string" calcext:value-type="string">
            <text:p>total_stock_value</text:p>
          </table:table-cell>
          <table:table-cell table:style-name="ce1" table:formula="of:=VLOOKUP([.$A33];[.$A$2:.$U$21];[.B$23];0)" office:value-type="percentage" office:value="0.383381573948" calcext:value-type="percentage">
            <text:p>38.34%</text:p>
          </table:table-cell>
          <table:table-cell table:style-name="ce1" table:formula="of:=VLOOKUP([.$A33];[.$A$2:.$U$21];[.C$23];0)" office:value-type="percentage" office:value="0.522060935059" calcext:value-type="percentage">
            <text:p>52.21%</text:p>
          </table:table-cell>
          <table:table-cell table:style-name="ce1" table:formula="of:=VLOOKUP([.$A33];[.$A$2:.$U$21];[.D$23];0)" office:value-type="percentage" office:value="0.119081553954" calcext:value-type="percentage">
            <text:p>11.91%</text:p>
          </table:table-cell>
          <table:table-cell table:style-name="ce1" table:formula="of:=VLOOKUP([.$A33];[.$A$2:.$U$21];[.E$23];0)" office:value-type="percentage" office:value="0.661676565442" calcext:value-type="percentage">
            <text:p>66.17%</text:p>
          </table:table-cell>
          <table:table-cell table:style-name="ce1" table:formula="of:=VLOOKUP([.$A33];[.$A$2:.$U$21];[.F$23];0)" office:value-type="percentage" office:value="0.630061008418" calcext:value-type="percentage">
            <text:p>63.01%</text:p>
          </table:table-cell>
          <table:table-cell table:style-name="ce1" table:formula="of:=VLOOKUP([.$A33];[.$A$2:.$U$21];[.G$23];0)" office:value-type="percentage" office:value="0.461614735468" calcext:value-type="percentage">
            <text:p>46.16%</text:p>
          </table:table-cell>
          <table:table-cell table:style-name="ce1" table:formula="of:=VLOOKUP([.$A33];[.$A$2:.$U$21];[.H$23];0)" office:value-type="percentage" office:value="-0.0450487950317" calcext:value-type="percentage">
            <text:p>-4.50%</text:p>
          </table:table-cell>
          <table:table-cell table:style-name="ce1" table:formula="of:=VLOOKUP([.$A33];[.$A$2:.$U$21];[.I$23];0)" office:value-type="percentage" office:value="-0.245018003997" calcext:value-type="percentage">
            <text:p>-24.50%</text:p>
          </table:table-cell>
          <table:table-cell table:style-name="ce1" table:formula="of:=VLOOKUP([.$A33];[.$A$2:.$U$21];[.J$23];0)" office:value-type="percentage" office:value="1" calcext:value-type="percentage">
            <text:p>100.00%</text:p>
          </table:table-cell>
          <table:table-cell table:style-name="ce1" table:formula="of:=VLOOKUP([.$A33];[.$A$2:.$U$21];[.K$23];0)" office:value-type="percentage" office:value="0.153640086551" calcext:value-type="percentage">
            <text:p>15.36%</text:p>
          </table:table-cell>
          <table:table-cell table:style-name="ce1" table:formula="of:=VLOOKUP([.$A33];[.$A$2:.$U$21];[.L$23];0)" office:value-type="percentage" office:value="0.963921426094" calcext:value-type="percentage">
            <text:p>96.39%</text:p>
          </table:table-cell>
          <table:table-cell table:style-name="ce1" table:formula="of:=VLOOKUP([.$A33];[.$A$2:.$U$21];[.M$23];0)" office:value-type="percentage" office:value="0.634658500989" calcext:value-type="percentage">
            <text:p>63.47%</text:p>
          </table:table-cell>
          <table:table-cell table:style-name="ce1" table:formula="of:=VLOOKUP([.$A33];[.$A$2:.$U$21];[.N$23];0)" office:value-type="percentage" office:value="0.421740728247" calcext:value-type="percentage">
            <text:p>42.17%</text:p>
          </table:table-cell>
          <table:table-cell table:style-name="ce1" table:formula="of:=VLOOKUP([.$A33];[.$A$2:.$U$21];[.O$23];0)" office:value-type="percentage" office:value="0.780557528525" calcext:value-type="percentage">
            <text:p>78.06%</text:p>
          </table:table-cell>
          <table:table-cell table:style-name="ce1" table:formula="of:=VLOOKUP([.$A33];[.$A$2:.$U$21];[.P$23];0)" office:value-type="percentage" office:value="-0.146216865516" calcext:value-type="percentage">
            <text:p>-14.62%</text:p>
          </table:table-cell>
          <table:table-cell table:style-name="ce1" table:formula="of:=VLOOKUP([.$A33];[.$A$2:.$U$21];[.Q$23];0)" office:value-type="percentage" office:value="0.118573250084" calcext:value-type="percentage">
            <text:p>11.86%</text:p>
          </table:table-cell>
          <table:table-cell table:style-name="ce1" table:formula="of:=VLOOKUP([.$A33];[.$A$2:.$U$21];[.R$23];0)" office:value-type="percentage" office:value="0.138006607943" calcext:value-type="percentage">
            <text:p>13.80%</text:p>
          </table:table-cell>
          <table:table-cell table:style-name="ce1" table:formula="of:=VLOOKUP([.$A33];[.$A$2:.$U$21];[.S$23];0)" office:value-type="percentage" office:value="-0.0112685712152" calcext:value-type="percentage">
            <text:p>-1.13%</text:p>
          </table:table-cell>
          <table:table-cell table:style-name="ce1" table:formula="of:=VLOOKUP([.$A33];[.$A$2:.$U$21];[.T$23];0)" office:value-type="percentage" office:value="0.0220714056176" calcext:value-type="percentage">
            <text:p>2.21%</text:p>
          </table:table-cell>
          <table:table-cell table:style-name="ce1" table:formula="of:=VLOOKUP([.$A33];[.$A$2:.$U$21];[.U$23];0)" office:value-type="percentage" office:value="0.156802509412" calcext:value-type="percentage">
            <text:p>15.68%</text:p>
          </table:table-cell>
        </table:table-row>
        <table:table-row table:style-name="ro1">
          <table:table-cell office:value-type="string" calcext:value-type="string">
            <text:p>expenses</text:p>
          </table:table-cell>
          <table:table-cell table:style-name="ce1" table:formula="of:=VLOOKUP([.$A34];[.$A$2:.$U$21];[.B$23];0)" office:value-type="percentage" office:value="0.205076641522" calcext:value-type="percentage">
            <text:p>20.51%</text:p>
          </table:table-cell>
          <table:table-cell table:style-name="ce1" table:formula="of:=VLOOKUP([.$A34];[.$A$2:.$U$21];[.C$23];0)" office:value-type="percentage" office:value="0.3614326445" calcext:value-type="percentage">
            <text:p>36.14%</text:p>
          </table:table-cell>
          <table:table-cell table:style-name="ce1" table:formula="of:=VLOOKUP([.$A34];[.$A$2:.$U$21];[.D$23];0)" office:value-type="percentage" office:value="-0.0201350528929" calcext:value-type="percentage">
            <text:p>-2.01%</text:p>
          </table:table-cell>
          <table:table-cell table:style-name="ce1" table:formula="of:=VLOOKUP([.$A34];[.$A$2:.$U$21];[.E$23];0)" office:value-type="percentage" office:value="0.151734201219" calcext:value-type="percentage">
            <text:p>15.17%</text:p>
          </table:table-cell>
          <table:table-cell table:style-name="ce1" table:formula="of:=VLOOKUP([.$A34];[.$A$2:.$U$21];[.F$23];0)" office:value-type="percentage" office:value="0.121676622133" calcext:value-type="percentage">
            <text:p>12.17%</text:p>
          </table:table-cell>
          <table:table-cell table:style-name="ce1" table:formula="of:=VLOOKUP([.$A34];[.$A$2:.$U$21];[.G$23];0)" office:value-type="percentage" office:value="0.246102762424" calcext:value-type="percentage">
            <text:p>24.61%</text:p>
          </table:table-cell>
          <table:table-cell table:style-name="ce1" table:formula="of:=VLOOKUP([.$A34];[.$A$2:.$U$21];[.H$23];0)" office:value-type="percentage" office:value="-0.0675393457922" calcext:value-type="percentage">
            <text:p>-6.75%</text:p>
          </table:table-cell>
          <table:table-cell table:style-name="ce1" table:formula="of:=VLOOKUP([.$A34];[.$A$2:.$U$21];[.I$23];0)" office:value-type="percentage" office:value="-0.0416384744343" calcext:value-type="percentage">
            <text:p>-4.16%</text:p>
          </table:table-cell>
          <table:table-cell table:style-name="ce1" table:formula="of:=VLOOKUP([.$A34];[.$A$2:.$U$21];[.J$23];0)" office:value-type="percentage" office:value="0.153640086551" calcext:value-type="percentage">
            <text:p>15.36%</text:p>
          </table:table-cell>
          <table:table-cell table:style-name="ce1" table:formula="of:=VLOOKUP([.$A34];[.$A$2:.$U$21];[.K$23];0)" office:value-type="percentage" office:value="1" calcext:value-type="percentage">
            <text:p>100.00%</text:p>
          </table:table-cell>
          <table:table-cell table:style-name="ce1" table:formula="of:=VLOOKUP([.$A34];[.$A$2:.$U$21];[.L$23];0)" office:value-type="percentage" office:value="0.12262821621" calcext:value-type="percentage">
            <text:p>12.26%</text:p>
          </table:table-cell>
          <table:table-cell table:style-name="ce1" table:formula="of:=VLOOKUP([.$A34];[.$A$2:.$U$21];[.M$23];0)" office:value-type="percentage" office:value="0.13887701317" calcext:value-type="percentage">
            <text:p>13.89%</text:p>
          </table:table-cell>
          <table:table-cell table:style-name="ce1" table:formula="of:=VLOOKUP([.$A34];[.$A$2:.$U$21];[.N$23];0)" office:value-type="percentage" office:value="0.0978978884359" calcext:value-type="percentage">
            <text:p>9.79%</text:p>
          </table:table-cell>
          <table:table-cell table:style-name="ce1" table:formula="of:=VLOOKUP([.$A34];[.$A$2:.$U$21];[.O$23];0)" office:value-type="percentage" office:value="0.181428348658" calcext:value-type="percentage">
            <text:p>18.14%</text:p>
          </table:table-cell>
          <table:table-cell table:style-name="ce1" table:formula="of:=VLOOKUP([.$A34];[.$A$2:.$U$21];[.P$23];0)" office:value-type="percentage" office:value="-0.137513498191" calcext:value-type="percentage">
            <text:p>-13.75%</text:p>
          </table:table-cell>
          <table:table-cell table:style-name="ce1" table:formula="of:=VLOOKUP([.$A34];[.$A$2:.$U$21];[.Q$23];0)" office:value-type="percentage" office:value="0.243540776497" calcext:value-type="percentage">
            <text:p>24.35%</text:p>
          </table:table-cell>
          <table:table-cell table:style-name="ce1" table:formula="of:=VLOOKUP([.$A34];[.$A$2:.$U$21];[.R$23];0)" office:value-type="percentage" office:value="0.148235012558" calcext:value-type="percentage">
            <text:p>14.82%</text:p>
          </table:table-cell>
          <table:table-cell table:style-name="ce1" table:formula="of:=VLOOKUP([.$A34];[.$A$2:.$U$21];[.S$23];0)" office:value-type="percentage" office:value="0.155852224286" calcext:value-type="percentage">
            <text:p>15.59%</text:p>
          </table:table-cell>
          <table:table-cell table:style-name="ce1" table:formula="of:=VLOOKUP([.$A34];[.$A$2:.$U$21];[.T$23];0)" office:value-type="percentage" office:value="0.134638766732" calcext:value-type="percentage">
            <text:p>13.46%</text:p>
          </table:table-cell>
          <table:table-cell table:style-name="ce1" table:formula="of:=VLOOKUP([.$A34];[.$A$2:.$U$21];[.U$23];0)" office:value-type="percentage" office:value="0.287914833967" calcext:value-type="percentage">
            <text:p>28.79%</text:p>
          </table:table-cell>
        </table:table-row>
        <table:table-row table:style-name="ro1">
          <table:table-cell office:value-type="string" calcext:value-type="string">
            <text:p>exercised_stock_options</text:p>
          </table:table-cell>
          <table:table-cell table:style-name="ce1" table:formula="of:=VLOOKUP([.$A35];[.$A$2:.$U$21];[.B$23];0)" office:value-type="percentage" office:value="0.387552515957" calcext:value-type="percentage">
            <text:p>38.76%</text:p>
          </table:table-cell>
          <table:table-cell table:style-name="ce1" table:formula="of:=VLOOKUP([.$A35];[.$A$2:.$U$21];[.C$23];0)" office:value-type="percentage" office:value="0.449913093968" calcext:value-type="percentage">
            <text:p>44.99%</text:p>
          </table:table-cell>
          <table:table-cell table:style-name="ce1" table:formula="of:=VLOOKUP([.$A35];[.$A$2:.$U$21];[.D$23];0)" office:value-type="percentage" office:value="0.117976186784" calcext:value-type="percentage">
            <text:p>11.80%</text:p>
          </table:table-cell>
          <table:table-cell table:style-name="ce1" table:formula="of:=VLOOKUP([.$A35];[.$A$2:.$U$21];[.E$23];0)" office:value-type="percentage" office:value="0.598970769423" calcext:value-type="percentage">
            <text:p>59.90%</text:p>
          </table:table-cell>
          <table:table-cell table:style-name="ce1" table:formula="of:=VLOOKUP([.$A35];[.$A$2:.$U$21];[.F$23];0)" office:value-type="percentage" office:value="0.568085637245" calcext:value-type="percentage">
            <text:p>56.81%</text:p>
          </table:table-cell>
          <table:table-cell table:style-name="ce1" table:formula="of:=VLOOKUP([.$A35];[.$A$2:.$U$21];[.G$23];0)" office:value-type="percentage" office:value="0.416767999095" calcext:value-type="percentage">
            <text:p>41.68%</text:p>
          </table:table-cell>
          <table:table-cell table:style-name="ce1" table:formula="of:=VLOOKUP([.$A35];[.$A$2:.$U$21];[.H$23];0)" office:value-type="percentage" office:value="-0.00218135157693" calcext:value-type="percentage">
            <text:p>-0.22%</text:p>
          </table:table-cell>
          <table:table-cell table:style-name="ce1" table:formula="of:=VLOOKUP([.$A35];[.$A$2:.$U$21];[.I$23];0)" office:value-type="percentage" office:value="-0.268770665724" calcext:value-type="percentage">
            <text:p>-26.88%</text:p>
          </table:table-cell>
          <table:table-cell table:style-name="ce1" table:formula="of:=VLOOKUP([.$A35];[.$A$2:.$U$21];[.J$23];0)" office:value-type="percentage" office:value="0.963921426094" calcext:value-type="percentage">
            <text:p>96.39%</text:p>
          </table:table-cell>
          <table:table-cell table:style-name="ce1" table:formula="of:=VLOOKUP([.$A35];[.$A$2:.$U$21];[.K$23];0)" office:value-type="percentage" office:value="0.12262821621" calcext:value-type="percentage">
            <text:p>12.26%</text:p>
          </table:table-cell>
          <table:table-cell table:style-name="ce1" table:formula="of:=VLOOKUP([.$A35];[.$A$2:.$U$21];[.L$23];0)" office:value-type="percentage" office:value="1" calcext:value-type="percentage">
            <text:p>100.00%</text:p>
          </table:table-cell>
          <table:table-cell table:style-name="ce1" table:formula="of:=VLOOKUP([.$A35];[.$A$2:.$U$21];[.M$23];0)" office:value-type="percentage" office:value="0.55085057685" calcext:value-type="percentage">
            <text:p>55.09%</text:p>
          </table:table-cell>
          <table:table-cell table:style-name="ce1" table:formula="of:=VLOOKUP([.$A35];[.$A$2:.$U$21];[.N$23];0)" office:value-type="percentage" office:value="0.399427728218" calcext:value-type="percentage">
            <text:p>39.94%</text:p>
          </table:table-cell>
          <table:table-cell table:style-name="ce1" table:formula="of:=VLOOKUP([.$A35];[.$A$2:.$U$21];[.O$23];0)" office:value-type="percentage" office:value="0.587478889032" calcext:value-type="percentage">
            <text:p>58.75%</text:p>
          </table:table-cell>
          <table:table-cell table:style-name="ce1" table:formula="of:=VLOOKUP([.$A35];[.$A$2:.$U$21];[.P$23];0)" office:value-type="percentage" office:value="-0.116130394239" calcext:value-type="percentage">
            <text:p>-11.61%</text:p>
          </table:table-cell>
          <table:table-cell table:style-name="ce1" table:formula="of:=VLOOKUP([.$A35];[.$A$2:.$U$21];[.Q$23];0)" office:value-type="percentage" office:value="0.0859180649044" calcext:value-type="percentage">
            <text:p>8.59%</text:p>
          </table:table-cell>
          <table:table-cell table:style-name="ce1" table:formula="of:=VLOOKUP([.$A35];[.$A$2:.$U$21];[.R$23];0)" office:value-type="percentage" office:value="0.125965038954" calcext:value-type="percentage">
            <text:p>12.60%</text:p>
          </table:table-cell>
          <table:table-cell table:style-name="ce1" table:formula="of:=VLOOKUP([.$A35];[.$A$2:.$U$21];[.S$23];0)" office:value-type="percentage" office:value="-0.0233223736668" calcext:value-type="percentage">
            <text:p>-2.33%</text:p>
          </table:table-cell>
          <table:table-cell table:style-name="ce1" table:formula="of:=VLOOKUP([.$A35];[.$A$2:.$U$21];[.T$23];0)" office:value-type="percentage" office:value="0.00267018821324" calcext:value-type="percentage">
            <text:p>0.27%</text:p>
          </table:table-cell>
          <table:table-cell table:style-name="ce1" table:formula="of:=VLOOKUP([.$A35];[.$A$2:.$U$21];[.U$23];0)" office:value-type="percentage" office:value="0.126581370016" calcext:value-type="percentage">
            <text:p>12.66%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style-name="ce1" table:formula="of:=VLOOKUP([.$A36];[.$A$2:.$U$21];[.B$23];0)" office:value-type="percentage" office:value="0.17039451899" calcext:value-type="percentage">
            <text:p>17.04%</text:p>
          </table:table-cell>
          <table:table-cell table:style-name="ce1" table:formula="of:=VLOOKUP([.$A36];[.$A$2:.$U$21];[.C$23];0)" office:value-type="percentage" office:value="0.54468189942" calcext:value-type="percentage">
            <text:p>54.47%</text:p>
          </table:table-cell>
          <table:table-cell table:style-name="ce1" table:formula="of:=VLOOKUP([.$A36];[.$A$2:.$U$21];[.D$23];0)" office:value-type="percentage" office:value="0.369037666621" calcext:value-type="percentage">
            <text:p>36.90%</text:p>
          </table:table-cell>
          <table:table-cell table:style-name="ce1" table:formula="of:=VLOOKUP([.$A36];[.$A$2:.$U$21];[.E$23];0)" office:value-type="percentage" office:value="0.830184452502" calcext:value-type="percentage">
            <text:p>83.02%</text:p>
          </table:table-cell>
          <table:table-cell table:style-name="ce1" table:formula="of:=VLOOKUP([.$A36];[.$A$2:.$U$21];[.F$23];0)" office:value-type="percentage" office:value="0.759361973028" calcext:value-type="percentage">
            <text:p>75.94%</text:p>
          </table:table-cell>
          <table:table-cell table:style-name="ce1" table:formula="of:=VLOOKUP([.$A36];[.$A$2:.$U$21];[.G$23];0)" office:value-type="percentage" office:value="0.383661089718" calcext:value-type="percentage">
            <text:p>38.37%</text:p>
          </table:table-cell>
          <table:table-cell table:style-name="ce1" table:formula="of:=VLOOKUP([.$A36];[.$A$2:.$U$21];[.H$23];0)" office:value-type="percentage" office:value="-0.00726097114455" calcext:value-type="percentage">
            <text:p>-0.73%</text:p>
          </table:table-cell>
          <table:table-cell table:style-name="ce1" table:formula="of:=VLOOKUP([.$A36];[.$A$2:.$U$21];[.I$23];0)" office:value-type="percentage" office:value="-0.265704091351" calcext:value-type="percentage">
            <text:p>-26.57%</text:p>
          </table:table-cell>
          <table:table-cell table:style-name="ce1" table:formula="of:=VLOOKUP([.$A36];[.$A$2:.$U$21];[.J$23];0)" office:value-type="percentage" office:value="0.634658500989" calcext:value-type="percentage">
            <text:p>63.47%</text:p>
          </table:table-cell>
          <table:table-cell table:style-name="ce1" table:formula="of:=VLOOKUP([.$A36];[.$A$2:.$U$21];[.K$23];0)" office:value-type="percentage" office:value="0.13887701317" calcext:value-type="percentage">
            <text:p>13.89%</text:p>
          </table:table-cell>
          <table:table-cell table:style-name="ce1" table:formula="of:=VLOOKUP([.$A36];[.$A$2:.$U$21];[.L$23];0)" office:value-type="percentage" office:value="0.55085057685" calcext:value-type="percentage">
            <text:p>55.09%</text:p>
          </table:table-cell>
          <table:table-cell table:style-name="ce1" table:formula="of:=VLOOKUP([.$A36];[.$A$2:.$U$21];[.M$23];0)" office:value-type="percentage" office:value="1" calcext:value-type="percentage">
            <text:p>100.00%</text:p>
          </table:table-cell>
          <table:table-cell table:style-name="ce1" table:formula="of:=VLOOKUP([.$A36];[.$A$2:.$U$21];[.N$23];0)" office:value-type="percentage" office:value="0.53493126586" calcext:value-type="percentage">
            <text:p>53.49%</text:p>
          </table:table-cell>
          <table:table-cell table:style-name="ce1" table:formula="of:=VLOOKUP([.$A36];[.$A$2:.$U$21];[.O$23];0)" office:value-type="percentage" office:value="0.635038163582" calcext:value-type="percentage">
            <text:p>63.50%</text:p>
          </table:table-cell>
          <table:table-cell table:style-name="ce1" table:formula="of:=VLOOKUP([.$A36];[.$A$2:.$U$21];[.P$23];0)" office:value-type="percentage" office:value="-0.0798989625663" calcext:value-type="percentage">
            <text:p>-7.99%</text:p>
          </table:table-cell>
          <table:table-cell table:style-name="ce1" table:formula="of:=VLOOKUP([.$A36];[.$A$2:.$U$21];[.Q$23];0)" office:value-type="percentage" office:value="0.106602990059" calcext:value-type="percentage">
            <text:p>10.66%</text:p>
          </table:table-cell>
          <table:table-cell table:style-name="ce1" table:formula="of:=VLOOKUP([.$A36];[.$A$2:.$U$21];[.R$23];0)" office:value-type="percentage" office:value="0.160612401097" calcext:value-type="percentage">
            <text:p>16.06%</text:p>
          </table:table-cell>
          <table:table-cell table:style-name="ce1" table:formula="of:=VLOOKUP([.$A36];[.$A$2:.$U$21];[.S$23];0)" office:value-type="percentage" office:value="-0.0543163987399" calcext:value-type="percentage">
            <text:p>-5.43%</text:p>
          </table:table-cell>
          <table:table-cell table:style-name="ce1" table:formula="of:=VLOOKUP([.$A36];[.$A$2:.$U$21];[.T$23];0)" office:value-type="percentage" office:value="-0.0492452911349" calcext:value-type="percentage">
            <text:p>-4.92%</text:p>
          </table:table-cell>
          <table:table-cell table:style-name="ce1" table:formula="of:=VLOOKUP([.$A36];[.$A$2:.$U$21];[.U$23];0)" office:value-type="percentage" office:value="0.181186404959" calcext:value-type="percentage">
            <text:p>18.12%</text:p>
          </table:table-cell>
        </table:table-row>
        <table:table-row table:style-name="ro1">
          <table:table-cell office:value-type="string" calcext:value-type="string">
            <text:p>long_term_incentive</text:p>
          </table:table-cell>
          <table:table-cell table:style-name="ce1" table:formula="of:=VLOOKUP([.$A37];[.$A$2:.$U$21];[.B$23];0)" office:value-type="percentage" office:value="0.257360789329" calcext:value-type="percentage">
            <text:p>25.74%</text:p>
          </table:table-cell>
          <table:table-cell table:style-name="ce1" table:formula="of:=VLOOKUP([.$A37];[.$A$2:.$U$21];[.C$23];0)" office:value-type="percentage" office:value="0.560364827866" calcext:value-type="percentage">
            <text:p>56.04%</text:p>
          </table:table-cell>
          <table:table-cell table:style-name="ce1" table:formula="of:=VLOOKUP([.$A37];[.$A$2:.$U$21];[.D$23];0)" office:value-type="percentage" office:value="0.119951504873" calcext:value-type="percentage">
            <text:p>12.00%</text:p>
          </table:table-cell>
          <table:table-cell table:style-name="ce1" table:formula="of:=VLOOKUP([.$A37];[.$A$2:.$U$21];[.E$23];0)" office:value-type="percentage" office:value="0.520633865202" calcext:value-type="percentage">
            <text:p>52.06%</text:p>
          </table:table-cell>
          <table:table-cell table:style-name="ce1" table:formula="of:=VLOOKUP([.$A37];[.$A$2:.$U$21];[.F$23];0)" office:value-type="percentage" office:value="0.402060291583" calcext:value-type="percentage">
            <text:p>40.21%</text:p>
          </table:table-cell>
          <table:table-cell table:style-name="ce1" table:formula="of:=VLOOKUP([.$A37];[.$A$2:.$U$21];[.G$23];0)" office:value-type="percentage" office:value="0.497975814653" calcext:value-type="percentage">
            <text:p>49.80%</text:p>
          </table:table-cell>
          <table:table-cell table:style-name="ce1" table:formula="of:=VLOOKUP([.$A37];[.$A$2:.$U$21];[.H$23];0)" office:value-type="percentage" office:value="-0.0388155134698" calcext:value-type="percentage">
            <text:p>-3.88%</text:p>
          </table:table-cell>
          <table:table-cell table:style-name="ce1" table:formula="of:=VLOOKUP([.$A37];[.$A$2:.$U$21];[.I$23];0)" office:value-type="percentage" office:value="-0.296561412017" calcext:value-type="percentage">
            <text:p>-29.66%</text:p>
          </table:table-cell>
          <table:table-cell table:style-name="ce1" table:formula="of:=VLOOKUP([.$A37];[.$A$2:.$U$21];[.J$23];0)" office:value-type="percentage" office:value="0.421740728247" calcext:value-type="percentage">
            <text:p>42.17%</text:p>
          </table:table-cell>
          <table:table-cell table:style-name="ce1" table:formula="of:=VLOOKUP([.$A37];[.$A$2:.$U$21];[.K$23];0)" office:value-type="percentage" office:value="0.0978978884359" calcext:value-type="percentage">
            <text:p>9.79%</text:p>
          </table:table-cell>
          <table:table-cell table:style-name="ce1" table:formula="of:=VLOOKUP([.$A37];[.$A$2:.$U$21];[.L$23];0)" office:value-type="percentage" office:value="0.399427728218" calcext:value-type="percentage">
            <text:p>39.94%</text:p>
          </table:table-cell>
          <table:table-cell table:style-name="ce1" table:formula="of:=VLOOKUP([.$A37];[.$A$2:.$U$21];[.M$23];0)" office:value-type="percentage" office:value="0.53493126586" calcext:value-type="percentage">
            <text:p>53.49%</text:p>
          </table:table-cell>
          <table:table-cell table:style-name="ce1" table:formula="of:=VLOOKUP([.$A37];[.$A$2:.$U$21];[.N$23];0)" office:value-type="percentage" office:value="1" calcext:value-type="percentage">
            <text:p>100.00%</text:p>
          </table:table-cell>
          <table:table-cell table:style-name="ce1" table:formula="of:=VLOOKUP([.$A37];[.$A$2:.$U$21];[.O$23];0)" office:value-type="percentage" office:value="0.343118831884" calcext:value-type="percentage">
            <text:p>34.31%</text:p>
          </table:table-cell>
          <table:table-cell table:style-name="ce1" table:formula="of:=VLOOKUP([.$A37];[.$A$2:.$U$21];[.P$23];0)" office:value-type="percentage" office:value="-0.157442509051" calcext:value-type="percentage">
            <text:p>-15.74%</text:p>
          </table:table-cell>
          <table:table-cell table:style-name="ce1" table:formula="of:=VLOOKUP([.$A37];[.$A$2:.$U$21];[.Q$23];0)" office:value-type="percentage" office:value="0.192924573118" calcext:value-type="percentage">
            <text:p>19.29%</text:p>
          </table:table-cell>
          <table:table-cell table:style-name="ce1" table:formula="of:=VLOOKUP([.$A37];[.$A$2:.$U$21];[.R$23];0)" office:value-type="percentage" office:value="0.26740005017" calcext:value-type="percentage">
            <text:p>26.74%</text:p>
          </table:table-cell>
          <table:table-cell table:style-name="ce1" table:formula="of:=VLOOKUP([.$A37];[.$A$2:.$U$21];[.S$23];0)" office:value-type="percentage" office:value="0.0554610665536" calcext:value-type="percentage">
            <text:p>5.55%</text:p>
          </table:table-cell>
          <table:table-cell table:style-name="ce1" table:formula="of:=VLOOKUP([.$A37];[.$A$2:.$U$21];[.T$23];0)" office:value-type="percentage" office:value="0.156910330957" calcext:value-type="percentage">
            <text:p>15.69%</text:p>
          </table:table-cell>
          <table:table-cell table:style-name="ce1" table:formula="of:=VLOOKUP([.$A37];[.$A$2:.$U$21];[.U$23];0)" office:value-type="percentage" office:value="0.280010972682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restricted_stock</text:p>
          </table:table-cell>
          <table:table-cell table:style-name="ce1" table:formula="of:=VLOOKUP([.$A38];[.$A$2:.$U$21];[.B$23];0)" office:value-type="percentage" office:value="0.248509325717" calcext:value-type="percentage">
            <text:p>24.85%</text:p>
          </table:table-cell>
          <table:table-cell table:style-name="ce1" table:formula="of:=VLOOKUP([.$A38];[.$A$2:.$U$21];[.C$23];0)" office:value-type="percentage" office:value="0.538744554038" calcext:value-type="percentage">
            <text:p>53.87%</text:p>
          </table:table-cell>
          <table:table-cell table:style-name="ce1" table:formula="of:=VLOOKUP([.$A38];[.$A$2:.$U$21];[.D$23];0)" office:value-type="percentage" office:value="0.0886142146513" calcext:value-type="percentage">
            <text:p>8.86%</text:p>
          </table:table-cell>
          <table:table-cell table:style-name="ce1" table:formula="of:=VLOOKUP([.$A38];[.$A$2:.$U$21];[.E$23];0)" office:value-type="percentage" office:value="0.603826273207" calcext:value-type="percentage">
            <text:p>60.38%</text:p>
          </table:table-cell>
          <table:table-cell table:style-name="ce1" table:formula="of:=VLOOKUP([.$A38];[.$A$2:.$U$21];[.F$23];0)" office:value-type="percentage" office:value="0.58128945414" calcext:value-type="percentage">
            <text:p>58.13%</text:p>
          </table:table-cell>
          <table:table-cell table:style-name="ce1" table:formula="of:=VLOOKUP([.$A38];[.$A$2:.$U$21];[.G$23];0)" office:value-type="percentage" office:value="0.423973732836" calcext:value-type="percentage">
            <text:p>42.40%</text:p>
          </table:table-cell>
          <table:table-cell table:style-name="ce1" table:formula="of:=VLOOKUP([.$A38];[.$A$2:.$U$21];[.H$23];0)" office:value-type="percentage" office:value="-0.145452052952" calcext:value-type="percentage">
            <text:p>-14.55%</text:p>
          </table:table-cell>
          <table:table-cell table:style-name="ce1" table:formula="of:=VLOOKUP([.$A38];[.$A$2:.$U$21];[.I$23];0)" office:value-type="percentage" office:value="-0.12648650577" calcext:value-type="percentage">
            <text:p>-12.65%</text:p>
          </table:table-cell>
          <table:table-cell table:style-name="ce1" table:formula="of:=VLOOKUP([.$A38];[.$A$2:.$U$21];[.J$23];0)" office:value-type="percentage" office:value="0.780557528525" calcext:value-type="percentage">
            <text:p>78.06%</text:p>
          </table:table-cell>
          <table:table-cell table:style-name="ce1" table:formula="of:=VLOOKUP([.$A38];[.$A$2:.$U$21];[.K$23];0)" office:value-type="percentage" office:value="0.181428348658" calcext:value-type="percentage">
            <text:p>18.14%</text:p>
          </table:table-cell>
          <table:table-cell table:style-name="ce1" table:formula="of:=VLOOKUP([.$A38];[.$A$2:.$U$21];[.L$23];0)" office:value-type="percentage" office:value="0.587478889032" calcext:value-type="percentage">
            <text:p>58.75%</text:p>
          </table:table-cell>
          <table:table-cell table:style-name="ce1" table:formula="of:=VLOOKUP([.$A38];[.$A$2:.$U$21];[.M$23];0)" office:value-type="percentage" office:value="0.635038163582" calcext:value-type="percentage">
            <text:p>63.50%</text:p>
          </table:table-cell>
          <table:table-cell table:style-name="ce1" table:formula="of:=VLOOKUP([.$A38];[.$A$2:.$U$21];[.N$23];0)" office:value-type="percentage" office:value="0.343118831884" calcext:value-type="percentage">
            <text:p>34.31%</text:p>
          </table:table-cell>
          <table:table-cell table:style-name="ce1" table:formula="of:=VLOOKUP([.$A38];[.$A$2:.$U$21];[.O$23];0)" office:value-type="percentage" office:value="1" calcext:value-type="percentage">
            <text:p>100.00%</text:p>
          </table:table-cell>
          <table:table-cell table:style-name="ce1" table:formula="of:=VLOOKUP([.$A38];[.$A$2:.$U$21];[.P$23];0)" office:value-type="percentage" office:value="-0.177184732758" calcext:value-type="percentage">
            <text:p>-17.72%</text:p>
          </table:table-cell>
          <table:table-cell table:style-name="ce1" table:formula="of:=VLOOKUP([.$A38];[.$A$2:.$U$21];[.Q$23];0)" office:value-type="percentage" office:value="0.160125682163" calcext:value-type="percentage">
            <text:p>16.01%</text:p>
          </table:table-cell>
          <table:table-cell table:style-name="ce1" table:formula="of:=VLOOKUP([.$A38];[.$A$2:.$U$21];[.R$23];0)" office:value-type="percentage" office:value="0.125990045547" calcext:value-type="percentage">
            <text:p>12.60%</text:p>
          </table:table-cell>
          <table:table-cell table:style-name="ce1" table:formula="of:=VLOOKUP([.$A38];[.$A$2:.$U$21];[.S$23];0)" office:value-type="percentage" office:value="0.0228959072896" calcext:value-type="percentage">
            <text:p>2.29%</text:p>
          </table:table-cell>
          <table:table-cell table:style-name="ce1" table:formula="of:=VLOOKUP([.$A38];[.$A$2:.$U$21];[.T$23];0)" office:value-type="percentage" office:value="0.0597957016497" calcext:value-type="percentage">
            <text:p>5.98%</text:p>
          </table:table-cell>
          <table:table-cell table:style-name="ce1" table:formula="of:=VLOOKUP([.$A38];[.$A$2:.$U$21];[.U$23];0)" office:value-type="percentage" office:value="0.181571989571" calcext:value-type="percentage">
            <text:p>18.16%</text:p>
          </table:table-cell>
        </table:table-row>
        <table:table-row table:style-name="ro1">
          <table:table-cell office:value-type="string" calcext:value-type="string">
            <text:p>director_fees</text:p>
          </table:table-cell>
          <table:table-cell table:style-name="ce1" table:formula="of:=VLOOKUP([.$A39];[.$A$2:.$U$21];[.B$23];0)" office:value-type="percentage" office:value="-0.120936203747" calcext:value-type="percentage">
            <text:p>-12.09%</text:p>
          </table:table-cell>
          <table:table-cell table:style-name="ce1" table:formula="of:=VLOOKUP([.$A39];[.$A$2:.$U$21];[.C$23];0)" office:value-type="percentage" office:value="-0.302187886136" calcext:value-type="percentage">
            <text:p>-30.22%</text:p>
          </table:table-cell>
          <table:table-cell table:style-name="ce1" table:formula="of:=VLOOKUP([.$A39];[.$A$2:.$U$21];[.D$23];0)" office:value-type="percentage" office:value="-0.0946618379485" calcext:value-type="percentage">
            <text:p>-9.47%</text:p>
          </table:table-cell>
          <table:table-cell table:style-name="ce1" table:formula="of:=VLOOKUP([.$A39];[.$A$2:.$U$21];[.E$23];0)" office:value-type="percentage" office:value="-0.0259157197965" calcext:value-type="percentage">
            <text:p>-2.59%</text:p>
          </table:table-cell>
          <table:table-cell table:style-name="ce1" table:formula="of:=VLOOKUP([.$A39];[.$A$2:.$U$21];[.F$23];0)" office:value-type="percentage" office:value="-0.0275417630602" calcext:value-type="percentage">
            <text:p>-2.75%</text:p>
          </table:table-cell>
          <table:table-cell table:style-name="ce1" table:formula="of:=VLOOKUP([.$A39];[.$A$2:.$U$21];[.G$23];0)" office:value-type="percentage" office:value="-0.176013434339" calcext:value-type="percentage">
            <text:p>-17.60%</text:p>
          </table:table-cell>
          <table:table-cell table:style-name="ce1" table:formula="of:=VLOOKUP([.$A39];[.$A$2:.$U$21];[.H$23];0)" office:value-type="percentage" office:value="0.346193385412" calcext:value-type="percentage">
            <text:p>34.62%</text:p>
          </table:table-cell>
          <table:table-cell table:style-name="ce1" table:formula="of:=VLOOKUP([.$A39];[.$A$2:.$U$21];[.I$23];0)" office:value-type="percentage" office:value="0.0757755473094" calcext:value-type="percentage">
            <text:p>7.58%</text:p>
          </table:table-cell>
          <table:table-cell table:style-name="ce1" table:formula="of:=VLOOKUP([.$A39];[.$A$2:.$U$21];[.J$23];0)" office:value-type="percentage" office:value="-0.146216865516" calcext:value-type="percentage">
            <text:p>-14.62%</text:p>
          </table:table-cell>
          <table:table-cell table:style-name="ce1" table:formula="of:=VLOOKUP([.$A39];[.$A$2:.$U$21];[.K$23];0)" office:value-type="percentage" office:value="-0.137513498191" calcext:value-type="percentage">
            <text:p>-13.75%</text:p>
          </table:table-cell>
          <table:table-cell table:style-name="ce1" table:formula="of:=VLOOKUP([.$A39];[.$A$2:.$U$21];[.L$23];0)" office:value-type="percentage" office:value="-0.116130394239" calcext:value-type="percentage">
            <text:p>-11.61%</text:p>
          </table:table-cell>
          <table:table-cell table:style-name="ce1" table:formula="of:=VLOOKUP([.$A39];[.$A$2:.$U$21];[.M$23];0)" office:value-type="percentage" office:value="-0.0798989625663" calcext:value-type="percentage">
            <text:p>-7.99%</text:p>
          </table:table-cell>
          <table:table-cell table:style-name="ce1" table:formula="of:=VLOOKUP([.$A39];[.$A$2:.$U$21];[.N$23];0)" office:value-type="percentage" office:value="-0.157442509051" calcext:value-type="percentage">
            <text:p>-15.74%</text:p>
          </table:table-cell>
          <table:table-cell table:style-name="ce1" table:formula="of:=VLOOKUP([.$A39];[.$A$2:.$U$21];[.O$23];0)" office:value-type="percentage" office:value="-0.177184732758" calcext:value-type="percentage">
            <text:p>-17.72%</text:p>
          </table:table-cell>
          <table:table-cell table:style-name="ce1" table:formula="of:=VLOOKUP([.$A39];[.$A$2:.$U$21];[.P$23];0)" office:value-type="percentage" office:value="1" calcext:value-type="percentage">
            <text:p>100.00%</text:p>
          </table:table-cell>
          <table:table-cell table:style-name="ce1" table:formula="of:=VLOOKUP([.$A39];[.$A$2:.$U$21];[.Q$23];0)" office:value-type="percentage" office:value="-0.169388784732" calcext:value-type="percentage">
            <text:p>-16.94%</text:p>
          </table:table-cell>
          <table:table-cell table:style-name="ce1" table:formula="of:=VLOOKUP([.$A39];[.$A$2:.$U$21];[.R$23];0)" office:value-type="percentage" office:value="-0.167538686242" calcext:value-type="percentage">
            <text:p>-16.75%</text:p>
          </table:table-cell>
          <table:table-cell table:style-name="ce1" table:formula="of:=VLOOKUP([.$A39];[.$A$2:.$U$21];[.S$23];0)" office:value-type="percentage" office:value="-0.0797875960758" calcext:value-type="percentage">
            <text:p>-7.98%</text:p>
          </table:table-cell>
          <table:table-cell table:style-name="ce1" table:formula="of:=VLOOKUP([.$A39];[.$A$2:.$U$21];[.T$23];0)" office:value-type="percentage" office:value="-0.098722265203" calcext:value-type="percentage">
            <text:p>-9.87%</text:p>
          </table:table-cell>
          <table:table-cell table:style-name="ce1" table:formula="of:=VLOOKUP([.$A39];[.$A$2:.$U$21];[.U$23];0)" office:value-type="percentage" office:value="-0.196130375743" calcext:value-type="percentage">
            <text:p>-19.61%</text:p>
          </table:table-cell>
        </table:table-row>
        <table:table-row table:style-name="ro1">
          <table:table-cell office:value-type="string" calcext:value-type="string">
            <text:p>to_messages</text:p>
          </table:table-cell>
          <table:table-cell table:style-name="ce1" table:formula="of:=VLOOKUP([.$A40];[.$A$2:.$U$21];[.B$23];0)" office:value-type="percentage" office:value="0.108729560098" calcext:value-type="percentage">
            <text:p>10.87%</text:p>
          </table:table-cell>
          <table:table-cell table:style-name="ce1" table:formula="of:=VLOOKUP([.$A40];[.$A$2:.$U$21];[.C$23];0)" office:value-type="percentage" office:value="0.396559464472" calcext:value-type="percentage">
            <text:p>39.66%</text:p>
          </table:table-cell>
          <table:table-cell table:style-name="ce1" table:formula="of:=VLOOKUP([.$A40];[.$A$2:.$U$21];[.D$23];0)" office:value-type="percentage" office:value="0.124692429925" calcext:value-type="percentage">
            <text:p>12.47%</text:p>
          </table:table-cell>
          <table:table-cell table:style-name="ce1" table:formula="of:=VLOOKUP([.$A40];[.$A$2:.$U$21];[.E$23];0)" office:value-type="percentage" office:value="0.197708540324" calcext:value-type="percentage">
            <text:p>19.77%</text:p>
          </table:table-cell>
          <table:table-cell table:style-name="ce1" table:formula="of:=VLOOKUP([.$A40];[.$A$2:.$U$21];[.F$23];0)" office:value-type="percentage" office:value="0.115600379024" calcext:value-type="percentage">
            <text:p>11.56%</text:p>
          </table:table-cell>
          <table:table-cell table:style-name="ce1" table:formula="of:=VLOOKUP([.$A40];[.$A$2:.$U$21];[.G$23];0)" office:value-type="percentage" office:value="0.520081104133" calcext:value-type="percentage">
            <text:p>52.01%</text:p>
          </table:table-cell>
          <table:table-cell table:style-name="ce1" table:formula="of:=VLOOKUP([.$A40];[.$A$2:.$U$21];[.H$23];0)" office:value-type="percentage" office:value="-0.0276450153072" calcext:value-type="percentage">
            <text:p>-2.76%</text:p>
          </table:table-cell>
          <table:table-cell table:style-name="ce1" table:formula="of:=VLOOKUP([.$A40];[.$A$2:.$U$21];[.I$23];0)" office:value-type="percentage" office:value="-0.122059927999" calcext:value-type="percentage">
            <text:p>-12.21%</text:p>
          </table:table-cell>
          <table:table-cell table:style-name="ce1" table:formula="of:=VLOOKUP([.$A40];[.$A$2:.$U$21];[.J$23];0)" office:value-type="percentage" office:value="0.118573250084" calcext:value-type="percentage">
            <text:p>11.86%</text:p>
          </table:table-cell>
          <table:table-cell table:style-name="ce1" table:formula="of:=VLOOKUP([.$A40];[.$A$2:.$U$21];[.K$23];0)" office:value-type="percentage" office:value="0.243540776497" calcext:value-type="percentage">
            <text:p>24.35%</text:p>
          </table:table-cell>
          <table:table-cell table:style-name="ce1" table:formula="of:=VLOOKUP([.$A40];[.$A$2:.$U$21];[.L$23];0)" office:value-type="percentage" office:value="0.0859180649044" calcext:value-type="percentage">
            <text:p>8.59%</text:p>
          </table:table-cell>
          <table:table-cell table:style-name="ce1" table:formula="of:=VLOOKUP([.$A40];[.$A$2:.$U$21];[.M$23];0)" office:value-type="percentage" office:value="0.106602990059" calcext:value-type="percentage">
            <text:p>10.66%</text:p>
          </table:table-cell>
          <table:table-cell table:style-name="ce1" table:formula="of:=VLOOKUP([.$A40];[.$A$2:.$U$21];[.N$23];0)" office:value-type="percentage" office:value="0.192924573118" calcext:value-type="percentage">
            <text:p>19.29%</text:p>
          </table:table-cell>
          <table:table-cell table:style-name="ce1" table:formula="of:=VLOOKUP([.$A40];[.$A$2:.$U$21];[.O$23];0)" office:value-type="percentage" office:value="0.160125682163" calcext:value-type="percentage">
            <text:p>16.01%</text:p>
          </table:table-cell>
          <table:table-cell table:style-name="ce1" table:formula="of:=VLOOKUP([.$A40];[.$A$2:.$U$21];[.P$23];0)" office:value-type="percentage" office:value="-0.169388784732" calcext:value-type="percentage">
            <text:p>-16.94%</text:p>
          </table:table-cell>
          <table:table-cell table:style-name="ce1" table:formula="of:=VLOOKUP([.$A40];[.$A$2:.$U$21];[.Q$23];0)" office:value-type="percentage" office:value="1" calcext:value-type="percentage">
            <text:p>100.00%</text:p>
          </table:table-cell>
          <table:table-cell table:style-name="ce1" table:formula="of:=VLOOKUP([.$A40];[.$A$2:.$U$21];[.R$23];0)" office:value-type="percentage" office:value="0.618484359372" calcext:value-type="percentage">
            <text:p>61.85%</text:p>
          </table:table-cell>
          <table:table-cell table:style-name="ce1" table:formula="of:=VLOOKUP([.$A40];[.$A$2:.$U$21];[.S$23];0)" office:value-type="percentage" office:value="0.508195543236" calcext:value-type="percentage">
            <text:p>50.82%</text:p>
          </table:table-cell>
          <table:table-cell table:style-name="ce1" table:formula="of:=VLOOKUP([.$A40];[.$A$2:.$U$21];[.T$23];0)" office:value-type="percentage" office:value="0.60530557581" calcext:value-type="percentage">
            <text:p>60.53%</text:p>
          </table:table-cell>
          <table:table-cell table:style-name="ce1" table:formula="of:=VLOOKUP([.$A40];[.$A$2:.$U$21];[.U$23];0)" office:value-type="percentage" office:value="0.881534109523" calcext:value-type="percentage">
            <text:p>88.15%</text:p>
          </table:table-cell>
        </table:table-row>
        <table:table-row table:style-name="ro1">
          <table:table-cell office:value-type="string" calcext:value-type="string">
            <text:p>from_poi_to_this_person</text:p>
          </table:table-cell>
          <table:table-cell table:style-name="ce1" table:formula="of:=VLOOKUP([.$A41];[.$A$2:.$U$21];[.B$23];0)" office:value-type="percentage" office:value="0.190460036706" calcext:value-type="percentage">
            <text:p>19.05%</text:p>
          </table:table-cell>
          <table:table-cell table:style-name="ce1" table:formula="of:=VLOOKUP([.$A41];[.$A$2:.$U$21];[.C$23];0)" office:value-type="percentage" office:value="0.40734891946" calcext:value-type="percentage">
            <text:p>40.73%</text:p>
          </table:table-cell>
          <table:table-cell table:style-name="ce1" table:formula="of:=VLOOKUP([.$A41];[.$A$2:.$U$21];[.D$23];0)" office:value-type="percentage" office:value="0.217234951293" calcext:value-type="percentage">
            <text:p>21.72%</text:p>
          </table:table-cell>
          <table:table-cell table:style-name="ce1" table:formula="of:=VLOOKUP([.$A41];[.$A$2:.$U$21];[.E$23];0)" office:value-type="percentage" office:value="0.215986746235" calcext:value-type="percentage">
            <text:p>21.60%</text:p>
          </table:table-cell>
          <table:table-cell table:style-name="ce1" table:formula="of:=VLOOKUP([.$A41];[.$A$2:.$U$21];[.F$23];0)" office:value-type="percentage" office:value="0.100622121381" calcext:value-type="percentage">
            <text:p>10.06%</text:p>
          </table:table-cell>
          <table:table-cell table:style-name="ce1" table:formula="of:=VLOOKUP([.$A41];[.$A$2:.$U$21];[.G$23];0)" office:value-type="percentage" office:value="0.641137079753" calcext:value-type="percentage">
            <text:p>64.11%</text:p>
          </table:table-cell>
          <table:table-cell table:style-name="ce1" table:formula="of:=VLOOKUP([.$A41];[.$A$2:.$U$21];[.H$23];0)" office:value-type="percentage" office:value="-0.0466531980628" calcext:value-type="percentage">
            <text:p>-4.67%</text:p>
          </table:table-cell>
          <table:table-cell table:style-name="ce1" table:formula="of:=VLOOKUP([.$A41];[.$A$2:.$U$21];[.I$23];0)" office:value-type="percentage" office:value="-0.195217499406" calcext:value-type="percentage">
            <text:p>-19.52%</text:p>
          </table:table-cell>
          <table:table-cell table:style-name="ce1" table:formula="of:=VLOOKUP([.$A41];[.$A$2:.$U$21];[.J$23];0)" office:value-type="percentage" office:value="0.138006607943" calcext:value-type="percentage">
            <text:p>13.80%</text:p>
          </table:table-cell>
          <table:table-cell table:style-name="ce1" table:formula="of:=VLOOKUP([.$A41];[.$A$2:.$U$21];[.K$23];0)" office:value-type="percentage" office:value="0.148235012558" calcext:value-type="percentage">
            <text:p>14.82%</text:p>
          </table:table-cell>
          <table:table-cell table:style-name="ce1" table:formula="of:=VLOOKUP([.$A41];[.$A$2:.$U$21];[.L$23];0)" office:value-type="percentage" office:value="0.125965038954" calcext:value-type="percentage">
            <text:p>12.60%</text:p>
          </table:table-cell>
          <table:table-cell table:style-name="ce1" table:formula="of:=VLOOKUP([.$A41];[.$A$2:.$U$21];[.M$23];0)" office:value-type="percentage" office:value="0.160612401097" calcext:value-type="percentage">
            <text:p>16.06%</text:p>
          </table:table-cell>
          <table:table-cell table:style-name="ce1" table:formula="of:=VLOOKUP([.$A41];[.$A$2:.$U$21];[.N$23];0)" office:value-type="percentage" office:value="0.26740005017" calcext:value-type="percentage">
            <text:p>26.74%</text:p>
          </table:table-cell>
          <table:table-cell table:style-name="ce1" table:formula="of:=VLOOKUP([.$A41];[.$A$2:.$U$21];[.O$23];0)" office:value-type="percentage" office:value="0.125990045547" calcext:value-type="percentage">
            <text:p>12.60%</text:p>
          </table:table-cell>
          <table:table-cell table:style-name="ce1" table:formula="of:=VLOOKUP([.$A41];[.$A$2:.$U$21];[.P$23];0)" office:value-type="percentage" office:value="-0.167538686242" calcext:value-type="percentage">
            <text:p>-16.75%</text:p>
          </table:table-cell>
          <table:table-cell table:style-name="ce1" table:formula="of:=VLOOKUP([.$A41];[.$A$2:.$U$21];[.Q$23];0)" office:value-type="percentage" office:value="0.618484359372" calcext:value-type="percentage">
            <text:p>61.85%</text:p>
          </table:table-cell>
          <table:table-cell table:style-name="ce1" table:formula="of:=VLOOKUP([.$A41];[.$A$2:.$U$21];[.R$23];0)" office:value-type="percentage" office:value="1" calcext:value-type="percentage">
            <text:p>100.00%</text:p>
          </table:table-cell>
          <table:table-cell table:style-name="ce1" table:formula="of:=VLOOKUP([.$A41];[.$A$2:.$U$21];[.S$23];0)" office:value-type="percentage" office:value="0.253744785394" calcext:value-type="percentage">
            <text:p>25.37%</text:p>
          </table:table-cell>
          <table:table-cell table:style-name="ce1" table:formula="of:=VLOOKUP([.$A41];[.$A$2:.$U$21];[.T$23];0)" office:value-type="percentage" office:value="0.497978855229" calcext:value-type="percentage">
            <text:p>49.80%</text:p>
          </table:table-cell>
          <table:table-cell table:style-name="ce1" table:formula="of:=VLOOKUP([.$A41];[.$A$2:.$U$21];[.U$23];0)" office:value-type="percentage" office:value="0.733038164365" calcext:value-type="percentage">
            <text:p>73.30%</text:p>
          </table:table-cell>
        </table:table-row>
        <table:table-row table:style-name="ro1">
          <table:table-cell office:value-type="string" calcext:value-type="string">
            <text:p>from_messages</text:p>
          </table:table-cell>
          <table:table-cell table:style-name="ce1" table:formula="of:=VLOOKUP([.$A42];[.$A$2:.$U$21];[.B$23];0)" office:value-type="percentage" office:value="-0.0339816571051" calcext:value-type="percentage">
            <text:p>-3.40%</text:p>
          </table:table-cell>
          <table:table-cell table:style-name="ce1" table:formula="of:=VLOOKUP([.$A42];[.$A$2:.$U$21];[.C$23];0)" office:value-type="percentage" office:value="0.14404324437" calcext:value-type="percentage">
            <text:p>14.40%</text:p>
          </table:table-cell>
          <table:table-cell table:style-name="ce1" table:formula="of:=VLOOKUP([.$A42];[.$A$2:.$U$21];[.D$23];0)" office:value-type="percentage" office:value="0.029140811802" calcext:value-type="percentage">
            <text:p>2.91%</text:p>
          </table:table-cell>
          <table:table-cell table:style-name="ce1" table:formula="of:=VLOOKUP([.$A42];[.$A$2:.$U$21];[.E$23];0)" office:value-type="percentage" office:value="0.00909323617868" calcext:value-type="percentage">
            <text:p>0.91%</text:p>
          </table:table-cell>
          <table:table-cell table:style-name="ce1" table:formula="of:=VLOOKUP([.$A42];[.$A$2:.$U$21];[.F$23];0)" office:value-type="percentage" office:value="-0.0195177229365" calcext:value-type="percentage">
            <text:p>-1.95%</text:p>
          </table:table-cell>
          <table:table-cell table:style-name="ce1" table:formula="of:=VLOOKUP([.$A42];[.$A$2:.$U$21];[.G$23];0)" office:value-type="percentage" office:value="0.174600947829" calcext:value-type="percentage">
            <text:p>17.46%</text:p>
          </table:table-cell>
          <table:table-cell table:style-name="ce1" table:formula="of:=VLOOKUP([.$A42];[.$A$2:.$U$21];[.H$23];0)" office:value-type="percentage" office:value="-0.0223959274226" calcext:value-type="percentage">
            <text:p>-2.24%</text:p>
          </table:table-cell>
          <table:table-cell table:style-name="ce1" table:formula="of:=VLOOKUP([.$A42];[.$A$2:.$U$21];[.I$23];0)" office:value-type="percentage" office:value="-0.0148419162609" calcext:value-type="percentage">
            <text:p>-1.48%</text:p>
          </table:table-cell>
          <table:table-cell table:style-name="ce1" table:formula="of:=VLOOKUP([.$A42];[.$A$2:.$U$21];[.J$23];0)" office:value-type="percentage" office:value="-0.0112685712152" calcext:value-type="percentage">
            <text:p>-1.13%</text:p>
          </table:table-cell>
          <table:table-cell table:style-name="ce1" table:formula="of:=VLOOKUP([.$A42];[.$A$2:.$U$21];[.K$23];0)" office:value-type="percentage" office:value="0.155852224286" calcext:value-type="percentage">
            <text:p>15.59%</text:p>
          </table:table-cell>
          <table:table-cell table:style-name="ce1" table:formula="of:=VLOOKUP([.$A42];[.$A$2:.$U$21];[.L$23];0)" office:value-type="percentage" office:value="-0.0233223736668" calcext:value-type="percentage">
            <text:p>-2.33%</text:p>
          </table:table-cell>
          <table:table-cell table:style-name="ce1" table:formula="of:=VLOOKUP([.$A42];[.$A$2:.$U$21];[.M$23];0)" office:value-type="percentage" office:value="-0.0543163987399" calcext:value-type="percentage">
            <text:p>-5.43%</text:p>
          </table:table-cell>
          <table:table-cell table:style-name="ce1" table:formula="of:=VLOOKUP([.$A42];[.$A$2:.$U$21];[.N$23];0)" office:value-type="percentage" office:value="0.0554610665536" calcext:value-type="percentage">
            <text:p>5.55%</text:p>
          </table:table-cell>
          <table:table-cell table:style-name="ce1" table:formula="of:=VLOOKUP([.$A42];[.$A$2:.$U$21];[.O$23];0)" office:value-type="percentage" office:value="0.0228959072896" calcext:value-type="percentage">
            <text:p>2.29%</text:p>
          </table:table-cell>
          <table:table-cell table:style-name="ce1" table:formula="of:=VLOOKUP([.$A42];[.$A$2:.$U$21];[.P$23];0)" office:value-type="percentage" office:value="-0.0797875960758" calcext:value-type="percentage">
            <text:p>-7.98%</text:p>
          </table:table-cell>
          <table:table-cell table:style-name="ce1" table:formula="of:=VLOOKUP([.$A42];[.$A$2:.$U$21];[.Q$23];0)" office:value-type="percentage" office:value="0.508195543236" calcext:value-type="percentage">
            <text:p>50.82%</text:p>
          </table:table-cell>
          <table:table-cell table:style-name="ce1" table:formula="of:=VLOOKUP([.$A42];[.$A$2:.$U$21];[.R$23];0)" office:value-type="percentage" office:value="0.253744785394" calcext:value-type="percentage">
            <text:p>25.37%</text:p>
          </table:table-cell>
          <table:table-cell table:style-name="ce1" table:formula="of:=VLOOKUP([.$A42];[.$A$2:.$U$21];[.S$23];0)" office:value-type="percentage" office:value="1" calcext:value-type="percentage">
            <text:p>100.00%</text:p>
          </table:table-cell>
          <table:table-cell table:style-name="ce1" table:formula="of:=VLOOKUP([.$A42];[.$A$2:.$U$21];[.T$23];0)" office:value-type="percentage" office:value="0.609585684977" calcext:value-type="percentage">
            <text:p>60.96%</text:p>
          </table:table-cell>
          <table:table-cell table:style-name="ce1" table:formula="of:=VLOOKUP([.$A42];[.$A$2:.$U$21];[.U$23];0)" office:value-type="percentage" office:value="0.301490197461" calcext:value-type="percentage">
            <text:p>30.15%</text:p>
          </table:table-cell>
        </table:table-row>
        <table:table-row table:style-name="ro1">
          <table:table-cell office:value-type="string" calcext:value-type="string">
            <text:p>from_this_person_to_poi</text:p>
          </table:table-cell>
          <table:table-cell table:style-name="ce1" table:formula="of:=VLOOKUP([.$A43];[.$A$2:.$U$21];[.B$23];0)" office:value-type="percentage" office:value="0.129618627804" calcext:value-type="percentage">
            <text:p>12.96%</text:p>
          </table:table-cell>
          <table:table-cell table:style-name="ce1" table:formula="of:=VLOOKUP([.$A43];[.$A$2:.$U$21];[.C$23];0)" office:value-type="percentage" office:value="0.2069589573" calcext:value-type="percentage">
            <text:p>20.70%</text:p>
          </table:table-cell>
          <table:table-cell table:style-name="ce1" table:formula="of:=VLOOKUP([.$A43];[.$A$2:.$U$21];[.D$23];0)" office:value-type="percentage" office:value="0.00237448382555" calcext:value-type="percentage">
            <text:p>0.24%</text:p>
          </table:table-cell>
          <table:table-cell table:style-name="ce1" table:formula="of:=VLOOKUP([.$A43];[.$A$2:.$U$21];[.E$23];0)" office:value-type="percentage" office:value="0.0622088765827" calcext:value-type="percentage">
            <text:p>6.22%</text:p>
          </table:table-cell>
          <table:table-cell table:style-name="ce1" table:formula="of:=VLOOKUP([.$A43];[.$A$2:.$U$21];[.F$23];0)" office:value-type="percentage" office:value="-0.00967902218975" calcext:value-type="percentage">
            <text:p>-0.97%</text:p>
          </table:table-cell>
          <table:table-cell table:style-name="ce1" table:formula="of:=VLOOKUP([.$A43];[.$A$2:.$U$21];[.G$23];0)" office:value-type="percentage" office:value="0.448719481678" calcext:value-type="percentage">
            <text:p>44.87%</text:p>
          </table:table-cell>
          <table:table-cell table:style-name="ce1" table:formula="of:=VLOOKUP([.$A43];[.$A$2:.$U$21];[.H$23];0)" office:value-type="percentage" office:value="-0.0222677517113" calcext:value-type="percentage">
            <text:p>-2.23%</text:p>
          </table:table-cell>
          <table:table-cell table:style-name="ce1" table:formula="of:=VLOOKUP([.$A43];[.$A$2:.$U$21];[.I$23];0)" office:value-type="percentage" office:value="-0.0049919279866" calcext:value-type="percentage">
            <text:p>-0.50%</text:p>
          </table:table-cell>
          <table:table-cell table:style-name="ce1" table:formula="of:=VLOOKUP([.$A43];[.$A$2:.$U$21];[.J$23];0)" office:value-type="percentage" office:value="0.0220714056176" calcext:value-type="percentage">
            <text:p>2.21%</text:p>
          </table:table-cell>
          <table:table-cell table:style-name="ce1" table:formula="of:=VLOOKUP([.$A43];[.$A$2:.$U$21];[.K$23];0)" office:value-type="percentage" office:value="0.134638766732" calcext:value-type="percentage">
            <text:p>13.46%</text:p>
          </table:table-cell>
          <table:table-cell table:style-name="ce1" table:formula="of:=VLOOKUP([.$A43];[.$A$2:.$U$21];[.L$23];0)" office:value-type="percentage" office:value="0.00267018821324" calcext:value-type="percentage">
            <text:p>0.27%</text:p>
          </table:table-cell>
          <table:table-cell table:style-name="ce1" table:formula="of:=VLOOKUP([.$A43];[.$A$2:.$U$21];[.M$23];0)" office:value-type="percentage" office:value="-0.0492452911349" calcext:value-type="percentage">
            <text:p>-4.92%</text:p>
          </table:table-cell>
          <table:table-cell table:style-name="ce1" table:formula="of:=VLOOKUP([.$A43];[.$A$2:.$U$21];[.N$23];0)" office:value-type="percentage" office:value="0.156910330957" calcext:value-type="percentage">
            <text:p>15.69%</text:p>
          </table:table-cell>
          <table:table-cell table:style-name="ce1" table:formula="of:=VLOOKUP([.$A43];[.$A$2:.$U$21];[.O$23];0)" office:value-type="percentage" office:value="0.0597957016497" calcext:value-type="percentage">
            <text:p>5.98%</text:p>
          </table:table-cell>
          <table:table-cell table:style-name="ce1" table:formula="of:=VLOOKUP([.$A43];[.$A$2:.$U$21];[.P$23];0)" office:value-type="percentage" office:value="-0.098722265203" calcext:value-type="percentage">
            <text:p>-9.87%</text:p>
          </table:table-cell>
          <table:table-cell table:style-name="ce1" table:formula="of:=VLOOKUP([.$A43];[.$A$2:.$U$21];[.Q$23];0)" office:value-type="percentage" office:value="0.60530557581" calcext:value-type="percentage">
            <text:p>60.53%</text:p>
          </table:table-cell>
          <table:table-cell table:style-name="ce1" table:formula="of:=VLOOKUP([.$A43];[.$A$2:.$U$21];[.R$23];0)" office:value-type="percentage" office:value="0.497978855229" calcext:value-type="percentage">
            <text:p>49.80%</text:p>
          </table:table-cell>
          <table:table-cell table:style-name="ce1" table:formula="of:=VLOOKUP([.$A43];[.$A$2:.$U$21];[.S$23];0)" office:value-type="percentage" office:value="0.609585684977" calcext:value-type="percentage">
            <text:p>60.96%</text:p>
          </table:table-cell>
          <table:table-cell table:style-name="ce1" table:formula="of:=VLOOKUP([.$A43];[.$A$2:.$U$21];[.T$23];0)" office:value-type="percentage" office:value="1" calcext:value-type="percentage">
            <text:p>100.00%</text:p>
          </table:table-cell>
          <table:table-cell table:style-name="ce1" table:formula="of:=VLOOKUP([.$A43];[.$A$2:.$U$21];[.U$23];0)" office:value-type="percentage" office:value="0.524710349117" calcext:value-type="percentage">
            <text:p>52.47%</text:p>
          </table:table-cell>
        </table:table-row>
        <table:table-row table:style-name="ro1">
          <table:table-cell office:value-type="string" calcext:value-type="string">
            <text:p>shared_receipt_with_poi</text:p>
          </table:table-cell>
          <table:table-cell table:style-name="ce1" table:formula="of:=VLOOKUP([.$A44];[.$A$2:.$U$21];[.B$23];0)" office:value-type="percentage" office:value="0.240875812785" calcext:value-type="percentage">
            <text:p>24.09%</text:p>
          </table:table-cell>
          <table:table-cell table:style-name="ce1" table:formula="of:=VLOOKUP([.$A44];[.$A$2:.$U$21];[.C$23];0)" office:value-type="percentage" office:value="0.511912845975" calcext:value-type="percentage">
            <text:p>51.19%</text:p>
          </table:table-cell>
          <table:table-cell table:style-name="ce1" table:formula="of:=VLOOKUP([.$A44];[.$A$2:.$U$21];[.D$23];0)" office:value-type="percentage" office:value="0.210610280687" calcext:value-type="percentage">
            <text:p>21.06%</text:p>
          </table:table-cell>
          <table:table-cell table:style-name="ce1" table:formula="of:=VLOOKUP([.$A44];[.$A$2:.$U$21];[.E$23];0)" office:value-type="percentage" office:value="0.254308229178" calcext:value-type="percentage">
            <text:p>25.43%</text:p>
          </table:table-cell>
          <table:table-cell table:style-name="ce1" table:formula="of:=VLOOKUP([.$A44];[.$A$2:.$U$21];[.F$23];0)" office:value-type="percentage" office:value="0.137420970794" calcext:value-type="percentage">
            <text:p>13.74%</text:p>
          </table:table-cell>
          <table:table-cell table:style-name="ce1" table:formula="of:=VLOOKUP([.$A44];[.$A$2:.$U$21];[.G$23];0)" office:value-type="percentage" office:value="0.665150870095" calcext:value-type="percentage">
            <text:p>66.52%</text:p>
          </table:table-cell>
          <table:table-cell table:style-name="ce1" table:formula="of:=VLOOKUP([.$A44];[.$A$2:.$U$21];[.H$23];0)" office:value-type="percentage" office:value="-0.0208756823271" calcext:value-type="percentage">
            <text:p>-2.09%</text:p>
          </table:table-cell>
          <table:table-cell table:style-name="ce1" table:formula="of:=VLOOKUP([.$A44];[.$A$2:.$U$21];[.I$23];0)" office:value-type="percentage" office:value="-0.236774905886" calcext:value-type="percentage">
            <text:p>-23.68%</text:p>
          </table:table-cell>
          <table:table-cell table:style-name="ce1" table:formula="of:=VLOOKUP([.$A44];[.$A$2:.$U$21];[.J$23];0)" office:value-type="percentage" office:value="0.156802509412" calcext:value-type="percentage">
            <text:p>15.68%</text:p>
          </table:table-cell>
          <table:table-cell table:style-name="ce1" table:formula="of:=VLOOKUP([.$A44];[.$A$2:.$U$21];[.K$23];0)" office:value-type="percentage" office:value="0.287914833967" calcext:value-type="percentage">
            <text:p>28.79%</text:p>
          </table:table-cell>
          <table:table-cell table:style-name="ce1" table:formula="of:=VLOOKUP([.$A44];[.$A$2:.$U$21];[.L$23];0)" office:value-type="percentage" office:value="0.126581370016" calcext:value-type="percentage">
            <text:p>12.66%</text:p>
          </table:table-cell>
          <table:table-cell table:style-name="ce1" table:formula="of:=VLOOKUP([.$A44];[.$A$2:.$U$21];[.M$23];0)" office:value-type="percentage" office:value="0.181186404959" calcext:value-type="percentage">
            <text:p>18.12%</text:p>
          </table:table-cell>
          <table:table-cell table:style-name="ce1" table:formula="of:=VLOOKUP([.$A44];[.$A$2:.$U$21];[.N$23];0)" office:value-type="percentage" office:value="0.280010972682" calcext:value-type="percentage">
            <text:p>28.00%</text:p>
          </table:table-cell>
          <table:table-cell table:style-name="ce1" table:formula="of:=VLOOKUP([.$A44];[.$A$2:.$U$21];[.O$23];0)" office:value-type="percentage" office:value="0.181571989571" calcext:value-type="percentage">
            <text:p>18.16%</text:p>
          </table:table-cell>
          <table:table-cell table:style-name="ce1" table:formula="of:=VLOOKUP([.$A44];[.$A$2:.$U$21];[.P$23];0)" office:value-type="percentage" office:value="-0.196130375743" calcext:value-type="percentage">
            <text:p>-19.61%</text:p>
          </table:table-cell>
          <table:table-cell table:style-name="ce1" table:formula="of:=VLOOKUP([.$A44];[.$A$2:.$U$21];[.Q$23];0)" office:value-type="percentage" office:value="0.881534109523" calcext:value-type="percentage">
            <text:p>88.15%</text:p>
          </table:table-cell>
          <table:table-cell table:style-name="ce1" table:formula="of:=VLOOKUP([.$A44];[.$A$2:.$U$21];[.R$23];0)" office:value-type="percentage" office:value="0.733038164365" calcext:value-type="percentage">
            <text:p>73.30%</text:p>
          </table:table-cell>
          <table:table-cell table:style-name="ce1" table:formula="of:=VLOOKUP([.$A44];[.$A$2:.$U$21];[.S$23];0)" office:value-type="percentage" office:value="0.301490197461" calcext:value-type="percentage">
            <text:p>30.15%</text:p>
          </table:table-cell>
          <table:table-cell table:style-name="ce1" table:formula="of:=VLOOKUP([.$A44];[.$A$2:.$U$21];[.T$23];0)" office:value-type="percentage" office:value="0.524710349117" calcext:value-type="percentage">
            <text:p>52.47%</text:p>
          </table:table-cell>
          <table:table-cell table:style-name="ce1" table:formula="of:=VLOOKUP([.$A44];[.$A$2:.$U$21];[.U$23];0)" office:value-type="percentage" office:value="1" calcext:value-type="percentage">
            <text:p>100.00%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Threshold</text:p>
          </table:table-cell>
          <table:table-cell table:style-name="ce2" office:value-type="percentage" office:value="0.75" calcext:value-type="percentage">
            <text:p>75.00%</text:p>
          </table:table-cell>
          <table:table-cell table:number-columns-repeated="19"/>
        </table:table-row>
        <calcext:conditional-formats>
          <calcext:conditional-format calcext:target-range-address="correlations.B25:correlations.U44">
            <calcext:condition calcext:apply-style-name="Untitled1" calcext:value="&gt;=[$correlations.$B$47]" calcext:base-cell-address="correlations.B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0T10:18:09.011639502</dc:date>
    <meta:editing-duration>P1DT21H24M59S</meta:editing-duration>
    <meta:editing-cycles>2</meta:editing-cycles>
    <meta:document-statistic meta:table-count="1" meta:cell-count="902" meta:object-count="0"/>
    <meta:generator>LibreOffice/5.1.6.2$Linux_X86_64 LibreOffice_project/10m0$Build-2</meta:generator>
  </office:meta>
</office:document-meta>
</file>